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3 月 底" calcext:value-type="string">
            <text:p><text:s text:c="8"/>中 華 民 國 114 年 3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74742" calcext:value-type="float">
            <text:p>23,374,742</text:p>
          </table:table-cell>
          <table:table-cell table:style-name="ce11" office:value-type="float" office:value="11509611" calcext:value-type="float">
            <text:p>11,509,611</text:p>
          </table:table-cell>
          <table:table-cell table:style-name="ce11" office:value-type="float" office:value="11865131" calcext:value-type="float">
            <text:p>11,865,131</text:p>
          </table:table-cell>
          <table:table-cell table:style-name="ce11" office:value-type="float" office:value="726098" calcext:value-type="float">
            <text:p>726,098</text:p>
          </table:table-cell>
          <table:table-cell table:style-name="ce11" office:value-type="float" office:value="375707" calcext:value-type="float">
            <text:p>375,707</text:p>
          </table:table-cell>
          <table:table-cell table:style-name="ce11" office:value-type="float" office:value="350391" calcext:value-type="float">
            <text:p>350,391</text:p>
          </table:table-cell>
          <table:table-cell table:style-name="ce20" office:value-type="float" office:value="3.10633589025282" calcext:value-type="float">
            <text:p>3.11</text:p>
          </table:table-cell>
          <table:table-cell table:style-name="ce11" office:value-type="float" office:value="1084386" calcext:value-type="float">
            <text:p>1,084,386</text:p>
          </table:table-cell>
          <table:table-cell table:style-name="ce11" office:value-type="float" office:value="561046" calcext:value-type="float">
            <text:p>561,046</text:p>
          </table:table-cell>
          <table:table-cell table:style-name="ce11" office:value-type="float" office:value="523340" calcext:value-type="float">
            <text:p>523,340</text:p>
          </table:table-cell>
          <table:table-cell table:style-name="ce26" office:value-type="float" office:value="4.63913569612875" calcext:value-type="float">
            <text:p>4.64</text:p>
          </table:table-cell>
          <table:table-cell table:style-name="ce11" office:value-type="float" office:value="2114757" calcext:value-type="float">
            <text:p>2,114,757</text:p>
          </table:table-cell>
          <table:table-cell table:style-name="ce11" office:value-type="float" office:value="1094529" calcext:value-type="float">
            <text:p>1,094,529</text:p>
          </table:table-cell>
          <table:table-cell table:style-name="ce11" office:value-type="float" office:value="1020228" calcext:value-type="float">
            <text:p>1,020,228</text:p>
          </table:table-cell>
          <table:table-cell table:style-name="ce20" office:value-type="float" office:value="9.0471886277932" calcext:value-type="float">
            <text:p>9.05</text:p>
          </table:table-cell>
          <table:table-cell table:style-name="ce11" office:value-type="float" office:value="2348636" calcext:value-type="float">
            <text:p>2,348,636</text:p>
          </table:table-cell>
          <table:table-cell table:style-name="ce11" office:value-type="float" office:value="1215425" calcext:value-type="float">
            <text:p>1,215,425</text:p>
          </table:table-cell>
          <table:table-cell table:style-name="ce11" office:value-type="float" office:value="1133211" calcext:value-type="float">
            <text:p>1,133,211</text:p>
          </table:table-cell>
          <table:table-cell table:style-name="ce20" office:value-type="float" office:value="10.0477515430973" calcext:value-type="float">
            <text:p>10.05</text:p>
          </table:table-cell>
          <table:table-cell table:style-name="ce11" office:value-type="float" office:value="1208169" calcext:value-type="float">
            <text:p>1,208,169</text:p>
          </table:table-cell>
          <table:table-cell table:style-name="ce11" office:value-type="float" office:value="627876" calcext:value-type="float">
            <text:p>627,876</text:p>
          </table:table-cell>
          <table:table-cell table:style-name="ce11" office:value-type="float" office:value="580293" calcext:value-type="float">
            <text:p>580,293</text:p>
          </table:table-cell>
          <table:table-cell table:style-name="ce20" office:value-type="float" office:value="5.16869448227493" calcext:value-type="float">
            <text:p>5.17</text:p>
          </table:table-cell>
          <table:table-cell table:style-name="ce11" office:value-type="float" office:value="19639551" calcext:value-type="float">
            <text:p>19,639,551</text:p>
          </table:table-cell>
          <table:table-cell table:style-name="ce11" office:value-type="float" office:value="9572242" calcext:value-type="float">
            <text:p>9,572,242</text:p>
          </table:table-cell>
          <table:table-cell table:style-name="ce11" office:value-type="float" office:value="10067309" calcext:value-type="float">
            <text:p>10,067,309</text:p>
          </table:table-cell>
          <table:table-cell table:style-name="ce20" office:value-type="float" office:value="84.0203968882309" calcext:value-type="float">
            <text:p>84.02</text:p>
          </table:table-cell>
          <table:table-cell table:style-name="ce11" office:value-type="float" office:value="4539904" calcext:value-type="float">
            <text:p>4,539,904</text:p>
          </table:table-cell>
          <table:table-cell table:style-name="ce11" office:value-type="float" office:value="2046142" calcext:value-type="float">
            <text:p>2,046,142</text:p>
          </table:table-cell>
          <table:table-cell table:style-name="ce11" office:value-type="float" office:value="2493762" calcext:value-type="float">
            <text:p>2,493,762</text:p>
          </table:table-cell>
          <table:table-cell table:style-name="ce20" office:value-type="float" office:value="19.4222635697968" calcext:value-type="float">
            <text:p>19.4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9128" calcext:value-type="float">
            <text:p>4,049,128</text:p>
          </table:table-cell>
          <table:table-cell table:style-name="ce12" office:value-type="float" office:value="1965589" calcext:value-type="float">
            <text:p>1,965,589</text:p>
          </table:table-cell>
          <table:table-cell table:style-name="ce12" office:value-type="float" office:value="2083539" calcext:value-type="float">
            <text:p>2,083,539</text:p>
          </table:table-cell>
          <table:table-cell table:style-name="ce12" office:value-type="float" office:value="112876" calcext:value-type="float">
            <text:p>112,876</text:p>
          </table:table-cell>
          <table:table-cell table:style-name="ce12" office:value-type="float" office:value="58080" calcext:value-type="float">
            <text:p>58,080</text:p>
          </table:table-cell>
          <table:table-cell table:style-name="ce12" office:value-type="float" office:value="54796" calcext:value-type="float">
            <text:p>54,796</text:p>
          </table:table-cell>
          <table:table-cell table:style-name="ce21" office:value-type="float" office:value="2.78766193610081" calcext:value-type="float">
            <text:p>2.79</text:p>
          </table:table-cell>
          <table:table-cell table:style-name="ce12" office:value-type="float" office:value="171603" calcext:value-type="float">
            <text:p>171,603</text:p>
          </table:table-cell>
          <table:table-cell table:style-name="ce12" office:value-type="float" office:value="88374" calcext:value-type="float">
            <text:p>88,374</text:p>
          </table:table-cell>
          <table:table-cell table:style-name="ce12" office:value-type="float" office:value="83229" calcext:value-type="float">
            <text:p>83,229</text:p>
          </table:table-cell>
          <table:table-cell table:style-name="ce27" office:value-type="float" office:value="4.23802359421584" calcext:value-type="float">
            <text:p>4.24</text:p>
          </table:table-cell>
          <table:table-cell table:style-name="ce12" office:value-type="float" office:value="341284" calcext:value-type="float">
            <text:p>341,284</text:p>
          </table:table-cell>
          <table:table-cell table:style-name="ce12" office:value-type="float" office:value="175944" calcext:value-type="float">
            <text:p>175,944</text:p>
          </table:table-cell>
          <table:table-cell table:style-name="ce12" office:value-type="float" office:value="165340" calcext:value-type="float">
            <text:p>165,340</text:p>
          </table:table-cell>
          <table:table-cell table:style-name="ce21" office:value-type="float" office:value="8.42858017825072" calcext:value-type="float">
            <text:p>8.43</text:p>
          </table:table-cell>
          <table:table-cell table:style-name="ce12" office:value-type="float" office:value="379803" calcext:value-type="float">
            <text:p>379,803</text:p>
          </table:table-cell>
          <table:table-cell table:style-name="ce12" office:value-type="float" office:value="195874" calcext:value-type="float">
            <text:p>195,874</text:p>
          </table:table-cell>
          <table:table-cell table:style-name="ce12" office:value-type="float" office:value="183929" calcext:value-type="float">
            <text:p>183,929</text:p>
          </table:table-cell>
          <table:table-cell table:style-name="ce21" office:value-type="float" office:value="9.37987141922903" calcext:value-type="float">
            <text:p>9.38</text:p>
          </table:table-cell>
          <table:table-cell table:style-name="ce12" office:value-type="float" office:value="202131" calcext:value-type="float">
            <text:p>202,131</text:p>
          </table:table-cell>
          <table:table-cell table:style-name="ce12" office:value-type="float" office:value="104949" calcext:value-type="float">
            <text:p>104,949</text:p>
          </table:table-cell>
          <table:table-cell table:style-name="ce12" office:value-type="float" office:value="97182" calcext:value-type="float">
            <text:p>97,182</text:p>
          </table:table-cell>
          <table:table-cell table:style-name="ce21" office:value-type="float" office:value="4.99196370181432" calcext:value-type="float">
            <text:p>4.99</text:p>
          </table:table-cell>
          <table:table-cell table:style-name="ce12" office:value-type="float" office:value="3436810" calcext:value-type="float">
            <text:p>3,436,810</text:p>
          </table:table-cell>
          <table:table-cell table:style-name="ce12" office:value-type="float" office:value="1648816" calcext:value-type="float">
            <text:p>1,648,816</text:p>
          </table:table-cell>
          <table:table-cell table:style-name="ce12" office:value-type="float" office:value="1787994" calcext:value-type="float">
            <text:p>1,787,994</text:p>
          </table:table-cell>
          <table:table-cell table:style-name="ce21" office:value-type="float" office:value="84.8777810926204" calcext:value-type="float">
            <text:p>84.88</text:p>
          </table:table-cell>
          <table:table-cell table:style-name="ce12" office:value-type="float" office:value="779143" calcext:value-type="float">
            <text:p>779,143</text:p>
          </table:table-cell>
          <table:table-cell table:style-name="ce12" office:value-type="float" office:value="343235" calcext:value-type="float">
            <text:p>343,235</text:p>
          </table:table-cell>
          <table:table-cell table:style-name="ce12" office:value-type="float" office:value="435908" calcext:value-type="float">
            <text:p>435,908</text:p>
          </table:table-cell>
          <table:table-cell table:style-name="ce21" office:value-type="float" office:value="19.2422417863797" calcext:value-type="float">
            <text:p>19.24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68089" calcext:value-type="float">
            <text:p>2,468,089</text:p>
          </table:table-cell>
          <table:table-cell table:style-name="ce12" office:value-type="float" office:value="1163134" calcext:value-type="float">
            <text:p>1,163,134</text:p>
          </table:table-cell>
          <table:table-cell table:style-name="ce12" office:value-type="float" office:value="1304955" calcext:value-type="float">
            <text:p>1,304,955</text:p>
          </table:table-cell>
          <table:table-cell table:style-name="ce12" office:value-type="float" office:value="76755" calcext:value-type="float">
            <text:p>76,755</text:p>
          </table:table-cell>
          <table:table-cell table:style-name="ce12" office:value-type="float" office:value="39479" calcext:value-type="float">
            <text:p>39,479</text:p>
          </table:table-cell>
          <table:table-cell table:style-name="ce12" office:value-type="float" office:value="37276" calcext:value-type="float">
            <text:p>37,276</text:p>
          </table:table-cell>
          <table:table-cell table:style-name="ce21" office:value-type="float" office:value="3.10989595594" calcext:value-type="float">
            <text:p>3.11</text:p>
          </table:table-cell>
          <table:table-cell table:style-name="ce12" office:value-type="float" office:value="114775" calcext:value-type="float">
            <text:p>114,775</text:p>
          </table:table-cell>
          <table:table-cell table:style-name="ce12" office:value-type="float" office:value="59068" calcext:value-type="float">
            <text:p>59,068</text:p>
          </table:table-cell>
          <table:table-cell table:style-name="ce12" office:value-type="float" office:value="55707" calcext:value-type="float">
            <text:p>55,707</text:p>
          </table:table-cell>
          <table:table-cell table:style-name="ce27" office:value-type="float" office:value="4.65035904296806" calcext:value-type="float">
            <text:p>4.65</text:p>
          </table:table-cell>
          <table:table-cell table:style-name="ce12" office:value-type="float" office:value="230724" calcext:value-type="float">
            <text:p>230,724</text:p>
          </table:table-cell>
          <table:table-cell table:style-name="ce12" office:value-type="float" office:value="118894" calcext:value-type="float">
            <text:p>118,894</text:p>
          </table:table-cell>
          <table:table-cell table:style-name="ce12" office:value-type="float" office:value="111830" calcext:value-type="float">
            <text:p>111,830</text:p>
          </table:table-cell>
          <table:table-cell table:style-name="ce21" office:value-type="float" office:value="9.34828525227413" calcext:value-type="float">
            <text:p>9.35</text:p>
          </table:table-cell>
          <table:table-cell table:style-name="ce12" office:value-type="float" office:value="257284" calcext:value-type="float">
            <text:p>257,284</text:p>
          </table:table-cell>
          <table:table-cell table:style-name="ce12" office:value-type="float" office:value="132577" calcext:value-type="float">
            <text:p>132,577</text:p>
          </table:table-cell>
          <table:table-cell table:style-name="ce12" office:value-type="float" office:value="124707" calcext:value-type="float">
            <text:p>124,707</text:p>
          </table:table-cell>
          <table:table-cell table:style-name="ce21" office:value-type="float" office:value="10.4244214856109" calcext:value-type="float">
            <text:p>10.42</text:p>
          </table:table-cell>
          <table:table-cell table:style-name="ce12" office:value-type="float" office:value="129478" calcext:value-type="float">
            <text:p>129,478</text:p>
          </table:table-cell>
          <table:table-cell table:style-name="ce12" office:value-type="float" office:value="67029" calcext:value-type="float">
            <text:p>67,029</text:p>
          </table:table-cell>
          <table:table-cell table:style-name="ce12" office:value-type="float" office:value="62449" calcext:value-type="float">
            <text:p>62,449</text:p>
          </table:table-cell>
          <table:table-cell table:style-name="ce21" office:value-type="float" office:value="5.246083103162" calcext:value-type="float">
            <text:p>5.25</text:p>
          </table:table-cell>
          <table:table-cell table:style-name="ce12" office:value-type="float" office:value="2070449" calcext:value-type="float">
            <text:p>2,070,449</text:p>
          </table:table-cell>
          <table:table-cell table:style-name="ce12" office:value-type="float" office:value="957694" calcext:value-type="float">
            <text:p>957,694</text:p>
          </table:table-cell>
          <table:table-cell table:style-name="ce12" office:value-type="float" office:value="1112755" calcext:value-type="float">
            <text:p>1,112,755</text:p>
          </table:table-cell>
          <table:table-cell table:style-name="ce21" office:value-type="float" office:value="83.8887495548175" calcext:value-type="float">
            <text:p>83.89</text:p>
          </table:table-cell>
          <table:table-cell table:style-name="ce12" office:value-type="float" office:value="577680" calcext:value-type="float">
            <text:p>577,680</text:p>
          </table:table-cell>
          <table:table-cell table:style-name="ce12" office:value-type="float" office:value="251848" calcext:value-type="float">
            <text:p>251,848</text:p>
          </table:table-cell>
          <table:table-cell table:style-name="ce12" office:value-type="float" office:value="325832" calcext:value-type="float">
            <text:p>325,832</text:p>
          </table:table-cell>
          <table:table-cell table:style-name="ce21" office:value-type="float" office:value="23.4059630750755" calcext:value-type="float">
            <text:p>23.41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45689" calcext:value-type="float">
            <text:p>2,345,689</text:p>
          </table:table-cell>
          <table:table-cell table:style-name="ce12" office:value-type="float" office:value="1154581" calcext:value-type="float">
            <text:p>1,154,581</text:p>
          </table:table-cell>
          <table:table-cell table:style-name="ce12" office:value-type="float" office:value="1191108" calcext:value-type="float">
            <text:p>1,191,108</text:p>
          </table:table-cell>
          <table:table-cell table:style-name="ce12" office:value-type="float" office:value="87594" calcext:value-type="float">
            <text:p>87,594</text:p>
          </table:table-cell>
          <table:table-cell table:style-name="ce12" office:value-type="float" office:value="45217" calcext:value-type="float">
            <text:p>45,217</text:p>
          </table:table-cell>
          <table:table-cell table:style-name="ce12" office:value-type="float" office:value="42377" calcext:value-type="float">
            <text:p>42,377</text:p>
          </table:table-cell>
          <table:table-cell table:style-name="ce21" office:value-type="float" office:value="3.73425462625267" calcext:value-type="float">
            <text:p>3.73</text:p>
          </table:table-cell>
          <table:table-cell table:style-name="ce12" office:value-type="float" office:value="129242" calcext:value-type="float">
            <text:p>129,242</text:p>
          </table:table-cell>
          <table:table-cell table:style-name="ce12" office:value-type="float" office:value="66871" calcext:value-type="float">
            <text:p>66,871</text:p>
          </table:table-cell>
          <table:table-cell table:style-name="ce12" office:value-type="float" office:value="62371" calcext:value-type="float">
            <text:p>62,371</text:p>
          </table:table-cell>
          <table:table-cell table:style-name="ce27" office:value-type="float" office:value="5.5097670663076" calcext:value-type="float">
            <text:p>5.51</text:p>
          </table:table-cell>
          <table:table-cell table:style-name="ce12" office:value-type="float" office:value="245188" calcext:value-type="float">
            <text:p>245,188</text:p>
          </table:table-cell>
          <table:table-cell table:style-name="ce12" office:value-type="float" office:value="126958" calcext:value-type="float">
            <text:p>126,958</text:p>
          </table:table-cell>
          <table:table-cell table:style-name="ce12" office:value-type="float" office:value="118230" calcext:value-type="float">
            <text:p>118,230</text:p>
          </table:table-cell>
          <table:table-cell table:style-name="ce21" office:value-type="float" office:value="10.4527070724209" calcext:value-type="float">
            <text:p>10.45</text:p>
          </table:table-cell>
          <table:table-cell table:style-name="ce12" office:value-type="float" office:value="271074" calcext:value-type="float">
            <text:p>271,074</text:p>
          </table:table-cell>
          <table:table-cell table:style-name="ce12" office:value-type="float" office:value="140412" calcext:value-type="float">
            <text:p>140,412</text:p>
          </table:table-cell>
          <table:table-cell table:style-name="ce12" office:value-type="float" office:value="130662" calcext:value-type="float">
            <text:p>130,662</text:p>
          </table:table-cell>
          <table:table-cell table:style-name="ce21" office:value-type="float" office:value="11.5562634262257" calcext:value-type="float">
            <text:p>11.56</text:p>
          </table:table-cell>
          <table:table-cell table:style-name="ce12" office:value-type="float" office:value="133099" calcext:value-type="float">
            <text:p>133,099</text:p>
          </table:table-cell>
          <table:table-cell table:style-name="ce12" office:value-type="float" office:value="69234" calcext:value-type="float">
            <text:p>69,234</text:p>
          </table:table-cell>
          <table:table-cell table:style-name="ce12" office:value-type="float" office:value="63865" calcext:value-type="float">
            <text:p>63,865</text:p>
          </table:table-cell>
          <table:table-cell table:style-name="ce21" office:value-type="float" office:value="5.67419636618495" calcext:value-type="float">
            <text:p>5.67</text:p>
          </table:table-cell>
          <table:table-cell table:style-name="ce12" office:value-type="float" office:value="1922731" calcext:value-type="float">
            <text:p>1,922,731</text:p>
          </table:table-cell>
          <table:table-cell table:style-name="ce12" office:value-type="float" office:value="934956" calcext:value-type="float">
            <text:p>934,956</text:p>
          </table:table-cell>
          <table:table-cell table:style-name="ce12" office:value-type="float" office:value="987775" calcext:value-type="float">
            <text:p>987,775</text:p>
          </table:table-cell>
          <table:table-cell table:style-name="ce21" office:value-type="float" office:value="81.9687094069163" calcext:value-type="float">
            <text:p>81.97</text:p>
          </table:table-cell>
          <table:table-cell table:style-name="ce12" office:value-type="float" office:value="378221" calcext:value-type="float">
            <text:p>378,221</text:p>
          </table:table-cell>
          <table:table-cell table:style-name="ce12" office:value-type="float" office:value="170064" calcext:value-type="float">
            <text:p>170,064</text:p>
          </table:table-cell>
          <table:table-cell table:style-name="ce12" office:value-type="float" office:value="208157" calcext:value-type="float">
            <text:p>208,157</text:p>
          </table:table-cell>
          <table:table-cell table:style-name="ce21" office:value-type="float" office:value="16.1240897663757" calcext:value-type="float">
            <text:p>16.12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5947" calcext:value-type="float">
            <text:p>2,865,947</text:p>
          </table:table-cell>
          <table:table-cell table:style-name="ce12" office:value-type="float" office:value="1398204" calcext:value-type="float">
            <text:p>1,398,204</text:p>
          </table:table-cell>
          <table:table-cell table:style-name="ce12" office:value-type="float" office:value="1467743" calcext:value-type="float">
            <text:p>1,467,743</text:p>
          </table:table-cell>
          <table:table-cell table:style-name="ce12" office:value-type="float" office:value="98063" calcext:value-type="float">
            <text:p>98,063</text:p>
          </table:table-cell>
          <table:table-cell table:style-name="ce12" office:value-type="float" office:value="50883" calcext:value-type="float">
            <text:p>50,883</text:p>
          </table:table-cell>
          <table:table-cell table:style-name="ce12" office:value-type="float" office:value="47180" calcext:value-type="float">
            <text:p>47,180</text:p>
          </table:table-cell>
          <table:table-cell table:style-name="ce21" office:value-type="float" office:value="3.42166132172019" calcext:value-type="float">
            <text:p>3.42</text:p>
          </table:table-cell>
          <table:table-cell table:style-name="ce12" office:value-type="float" office:value="147445" calcext:value-type="float">
            <text:p>147,445</text:p>
          </table:table-cell>
          <table:table-cell table:style-name="ce12" office:value-type="float" office:value="76454" calcext:value-type="float">
            <text:p>76,454</text:p>
          </table:table-cell>
          <table:table-cell table:style-name="ce12" office:value-type="float" office:value="70991" calcext:value-type="float">
            <text:p>70,991</text:p>
          </table:table-cell>
          <table:table-cell table:style-name="ce27" office:value-type="float" office:value="5.14472179701858" calcext:value-type="float">
            <text:p>5.14</text:p>
          </table:table-cell>
          <table:table-cell table:style-name="ce12" office:value-type="float" office:value="288776" calcext:value-type="float">
            <text:p>288,776</text:p>
          </table:table-cell>
          <table:table-cell table:style-name="ce12" office:value-type="float" office:value="149705" calcext:value-type="float">
            <text:p>149,705</text:p>
          </table:table-cell>
          <table:table-cell table:style-name="ce12" office:value-type="float" office:value="139071" calcext:value-type="float">
            <text:p>139,071</text:p>
          </table:table-cell>
          <table:table-cell table:style-name="ce21" office:value-type="float" office:value="10.0761109678581" calcext:value-type="float">
            <text:p>10.08</text:p>
          </table:table-cell>
          <table:table-cell table:style-name="ce12" office:value-type="float" office:value="320421" calcext:value-type="float">
            <text:p>320,421</text:p>
          </table:table-cell>
          <table:table-cell table:style-name="ce12" office:value-type="float" office:value="166016" calcext:value-type="float">
            <text:p>166,016</text:p>
          </table:table-cell>
          <table:table-cell table:style-name="ce12" office:value-type="float" office:value="154405" calcext:value-type="float">
            <text:p>154,405</text:p>
          </table:table-cell>
          <table:table-cell table:style-name="ce21" office:value-type="float" office:value="11.1802835153616" calcext:value-type="float">
            <text:p>11.18</text:p>
          </table:table-cell>
          <table:table-cell table:style-name="ce12" office:value-type="float" office:value="161372" calcext:value-type="float">
            <text:p>161,372</text:p>
          </table:table-cell>
          <table:table-cell table:style-name="ce12" office:value-type="float" office:value="83530" calcext:value-type="float">
            <text:p>83,530</text:p>
          </table:table-cell>
          <table:table-cell table:style-name="ce12" office:value-type="float" office:value="77842" calcext:value-type="float">
            <text:p>77,842</text:p>
          </table:table-cell>
          <table:table-cell table:style-name="ce21" office:value-type="float" office:value="5.63066937385793" calcext:value-type="float">
            <text:p>5.63</text:p>
          </table:table-cell>
          <table:table-cell table:style-name="ce12" office:value-type="float" office:value="2362321" calcext:value-type="float">
            <text:p>2,362,321</text:p>
          </table:table-cell>
          <table:table-cell table:style-name="ce12" office:value-type="float" office:value="1137149" calcext:value-type="float">
            <text:p>1,137,149</text:p>
          </table:table-cell>
          <table:table-cell table:style-name="ce12" office:value-type="float" office:value="1225172" calcext:value-type="float">
            <text:p>1,225,172</text:p>
          </table:table-cell>
          <table:table-cell table:style-name="ce21" office:value-type="float" office:value="82.4272395825882" calcext:value-type="float">
            <text:p>82.43</text:p>
          </table:table-cell>
          <table:table-cell table:style-name="ce12" office:value-type="float" office:value="481014" calcext:value-type="float">
            <text:p>481,014</text:p>
          </table:table-cell>
          <table:table-cell table:style-name="ce12" office:value-type="float" office:value="216020" calcext:value-type="float">
            <text:p>216,020</text:p>
          </table:table-cell>
          <table:table-cell table:style-name="ce12" office:value-type="float" office:value="264994" calcext:value-type="float">
            <text:p>264,994</text:p>
          </table:table-cell>
          <table:table-cell table:style-name="ce21" office:value-type="float" office:value="16.7837716468588" calcext:value-type="float">
            <text:p>16.78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560" calcext:value-type="float">
            <text:p>1,858,560</text:p>
          </table:table-cell>
          <table:table-cell table:style-name="ce12" office:value-type="float" office:value="921273" calcext:value-type="float">
            <text:p>921,273</text:p>
          </table:table-cell>
          <table:table-cell table:style-name="ce12" office:value-type="float" office:value="937287" calcext:value-type="float">
            <text:p>937,287</text:p>
          </table:table-cell>
          <table:table-cell table:style-name="ce12" office:value-type="float" office:value="53109" calcext:value-type="float">
            <text:p>53,109</text:p>
          </table:table-cell>
          <table:table-cell table:style-name="ce12" office:value-type="float" office:value="27667" calcext:value-type="float">
            <text:p>27,667</text:p>
          </table:table-cell>
          <table:table-cell table:style-name="ce12" office:value-type="float" office:value="25442" calcext:value-type="float">
            <text:p>25,442</text:p>
          </table:table-cell>
          <table:table-cell table:style-name="ce21" office:value-type="float" office:value="2.85753486570248" calcext:value-type="float">
            <text:p>2.86</text:p>
          </table:table-cell>
          <table:table-cell table:style-name="ce12" office:value-type="float" office:value="81047" calcext:value-type="float">
            <text:p>81,047</text:p>
          </table:table-cell>
          <table:table-cell table:style-name="ce12" office:value-type="float" office:value="42163" calcext:value-type="float">
            <text:p>42,163</text:p>
          </table:table-cell>
          <table:table-cell table:style-name="ce12" office:value-type="float" office:value="38884" calcext:value-type="float">
            <text:p>38,884</text:p>
          </table:table-cell>
          <table:table-cell table:style-name="ce27" office:value-type="float" office:value="4.36074164944904" calcext:value-type="float">
            <text:p>4.36</text:p>
          </table:table-cell>
          <table:table-cell table:style-name="ce12" office:value-type="float" office:value="160942" calcext:value-type="float">
            <text:p>160,942</text:p>
          </table:table-cell>
          <table:table-cell table:style-name="ce12" office:value-type="float" office:value="83480" calcext:value-type="float">
            <text:p>83,480</text:p>
          </table:table-cell>
          <table:table-cell table:style-name="ce12" office:value-type="float" office:value="77462" calcext:value-type="float">
            <text:p>77,462</text:p>
          </table:table-cell>
          <table:table-cell table:style-name="ce21" office:value-type="float" office:value="8.65949982782369" calcext:value-type="float">
            <text:p>8.66</text:p>
          </table:table-cell>
          <table:table-cell table:style-name="ce12" office:value-type="float" office:value="179505" calcext:value-type="float">
            <text:p>179,505</text:p>
          </table:table-cell>
          <table:table-cell table:style-name="ce12" office:value-type="float" office:value="92934" calcext:value-type="float">
            <text:p>92,934</text:p>
          </table:table-cell>
          <table:table-cell table:style-name="ce12" office:value-type="float" office:value="86571" calcext:value-type="float">
            <text:p>86,571</text:p>
          </table:table-cell>
          <table:table-cell table:style-name="ce21" office:value-type="float" office:value="9.65828383264463" calcext:value-type="float">
            <text:p>9.66</text:p>
          </table:table-cell>
          <table:table-cell table:style-name="ce12" office:value-type="float" office:value="93159" calcext:value-type="float">
            <text:p>93,159</text:p>
          </table:table-cell>
          <table:table-cell table:style-name="ce12" office:value-type="float" office:value="48308" calcext:value-type="float">
            <text:p>48,308</text:p>
          </table:table-cell>
          <table:table-cell table:style-name="ce12" office:value-type="float" office:value="44851" calcext:value-type="float">
            <text:p>44,851</text:p>
          </table:table-cell>
          <table:table-cell table:style-name="ce21" office:value-type="float" office:value="5.01242897727273" calcext:value-type="float">
            <text:p>5.01</text:p>
          </table:table-cell>
          <table:table-cell table:style-name="ce12" office:value-type="float" office:value="1573241" calcext:value-type="float">
            <text:p>1,573,241</text:p>
          </table:table-cell>
          <table:table-cell table:style-name="ce12" office:value-type="float" office:value="773276" calcext:value-type="float">
            <text:p>773,276</text:p>
          </table:table-cell>
          <table:table-cell table:style-name="ce12" office:value-type="float" office:value="799965" calcext:value-type="float">
            <text:p>799,965</text:p>
          </table:table-cell>
          <table:table-cell table:style-name="ce21" office:value-type="float" office:value="84.6483836949036" calcext:value-type="float">
            <text:p>84.65</text:p>
          </table:table-cell>
          <table:table-cell table:style-name="ce12" office:value-type="float" office:value="368281" calcext:value-type="float">
            <text:p>368,281</text:p>
          </table:table-cell>
          <table:table-cell table:style-name="ce12" office:value-type="float" office:value="168888" calcext:value-type="float">
            <text:p>168,888</text:p>
          </table:table-cell>
          <table:table-cell table:style-name="ce12" office:value-type="float" office:value="199393" calcext:value-type="float">
            <text:p>199,393</text:p>
          </table:table-cell>
          <table:table-cell table:style-name="ce21" office:value-type="float" office:value="19.8153947141873" calcext:value-type="float">
            <text:p>19.82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8880" calcext:value-type="float">
            <text:p>2,728,880</text:p>
          </table:table-cell>
          <table:table-cell table:style-name="ce12" office:value-type="float" office:value="1335328" calcext:value-type="float">
            <text:p>1,335,328</text:p>
          </table:table-cell>
          <table:table-cell table:style-name="ce12" office:value-type="float" office:value="1393552" calcext:value-type="float">
            <text:p>1,393,552</text:p>
          </table:table-cell>
          <table:table-cell table:style-name="ce12" office:value-type="float" office:value="81720" calcext:value-type="float">
            <text:p>81,720</text:p>
          </table:table-cell>
          <table:table-cell table:style-name="ce12" office:value-type="float" office:value="42362" calcext:value-type="float">
            <text:p>42,362</text:p>
          </table:table-cell>
          <table:table-cell table:style-name="ce12" office:value-type="float" office:value="39358" calcext:value-type="float">
            <text:p>39,358</text:p>
          </table:table-cell>
          <table:table-cell table:style-name="ce21" office:value-type="float" office:value="2.99463516167805" calcext:value-type="float">
            <text:p>2.99</text:p>
          </table:table-cell>
          <table:table-cell table:style-name="ce12" office:value-type="float" office:value="120537" calcext:value-type="float">
            <text:p>120,537</text:p>
          </table:table-cell>
          <table:table-cell table:style-name="ce12" office:value-type="float" office:value="62349" calcext:value-type="float">
            <text:p>62,349</text:p>
          </table:table-cell>
          <table:table-cell table:style-name="ce12" office:value-type="float" office:value="58188" calcext:value-type="float">
            <text:p>58,188</text:p>
          </table:table-cell>
          <table:table-cell table:style-name="ce27" office:value-type="float" office:value="4.41708686347513" calcext:value-type="float">
            <text:p>4.42</text:p>
          </table:table-cell>
          <table:table-cell table:style-name="ce12" office:value-type="float" office:value="232593" calcext:value-type="float">
            <text:p>232,593</text:p>
          </table:table-cell>
          <table:table-cell table:style-name="ce12" office:value-type="float" office:value="120489" calcext:value-type="float">
            <text:p>120,489</text:p>
          </table:table-cell>
          <table:table-cell table:style-name="ce12" office:value-type="float" office:value="112104" calcext:value-type="float">
            <text:p>112,104</text:p>
          </table:table-cell>
          <table:table-cell table:style-name="ce21" office:value-type="float" office:value="8.52338688399636" calcext:value-type="float">
            <text:p>8.52</text:p>
          </table:table-cell>
          <table:table-cell table:style-name="ce12" office:value-type="float" office:value="257997" calcext:value-type="float">
            <text:p>257,997</text:p>
          </table:table-cell>
          <table:table-cell table:style-name="ce12" office:value-type="float" office:value="133585" calcext:value-type="float">
            <text:p>133,585</text:p>
          </table:table-cell>
          <table:table-cell table:style-name="ce12" office:value-type="float" office:value="124412" calcext:value-type="float">
            <text:p>124,412</text:p>
          </table:table-cell>
          <table:table-cell table:style-name="ce21" office:value-type="float" office:value="9.45431825510832" calcext:value-type="float">
            <text:p>9.45</text:p>
          </table:table-cell>
          <table:table-cell table:style-name="ce12" office:value-type="float" office:value="132362" calcext:value-type="float">
            <text:p>132,362</text:p>
          </table:table-cell>
          <table:table-cell table:style-name="ce12" office:value-type="float" office:value="68562" calcext:value-type="float">
            <text:p>68,562</text:p>
          </table:table-cell>
          <table:table-cell table:style-name="ce12" office:value-type="float" office:value="63800" calcext:value-type="float">
            <text:p>63,800</text:p>
          </table:table-cell>
          <table:table-cell table:style-name="ce21" office:value-type="float" office:value="4.85041482219812" calcext:value-type="float">
            <text:p>4.85</text:p>
          </table:table-cell>
          <table:table-cell table:style-name="ce12" office:value-type="float" office:value="2317416" calcext:value-type="float">
            <text:p>2,317,416</text:p>
          </table:table-cell>
          <table:table-cell table:style-name="ce12" office:value-type="float" office:value="1122190" calcext:value-type="float">
            <text:p>1,122,190</text:p>
          </table:table-cell>
          <table:table-cell table:style-name="ce12" office:value-type="float" office:value="1195226" calcext:value-type="float">
            <text:p>1,195,226</text:p>
          </table:table-cell>
          <table:table-cell table:style-name="ce21" office:value-type="float" office:value="84.9218727096831" calcext:value-type="float">
            <text:p>84.92</text:p>
          </table:table-cell>
          <table:table-cell table:style-name="ce12" office:value-type="float" office:value="550022" calcext:value-type="float">
            <text:p>550,022</text:p>
          </table:table-cell>
          <table:table-cell table:style-name="ce12" office:value-type="float" office:value="244835" calcext:value-type="float">
            <text:p>244,835</text:p>
          </table:table-cell>
          <table:table-cell table:style-name="ce12" office:value-type="float" office:value="305187" calcext:value-type="float">
            <text:p>305,187</text:p>
          </table:table-cell>
          <table:table-cell table:style-name="ce21" office:value-type="float" office:value="20.1555949693647" calcext:value-type="float">
            <text:p>20.16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03291" calcext:value-type="float">
            <text:p>6,903,291</text:p>
          </table:table-cell>
          <table:table-cell table:style-name="ce12" office:value-type="float" office:value="3493292" calcext:value-type="float">
            <text:p>3,493,292</text:p>
          </table:table-cell>
          <table:table-cell table:style-name="ce12" office:value-type="float" office:value="3409999" calcext:value-type="float">
            <text:p>3,409,999</text:p>
          </table:table-cell>
          <table:table-cell table:style-name="ce12" office:value-type="float" office:value="212238" calcext:value-type="float">
            <text:p>212,238</text:p>
          </table:table-cell>
          <table:table-cell table:style-name="ce12" office:value-type="float" office:value="110031" calcext:value-type="float">
            <text:p>110,031</text:p>
          </table:table-cell>
          <table:table-cell table:style-name="ce12" office:value-type="float" office:value="102207" calcext:value-type="float">
            <text:p>102,207</text:p>
          </table:table-cell>
          <table:table-cell table:style-name="ce21" office:value-type="float" office:value="3.07444666609013" calcext:value-type="float">
            <text:p>3.07</text:p>
          </table:table-cell>
          <table:table-cell table:style-name="ce12" office:value-type="float" office:value="314395" calcext:value-type="float">
            <text:p>314,395</text:p>
          </table:table-cell>
          <table:table-cell table:style-name="ce12" office:value-type="float" office:value="162963" calcext:value-type="float">
            <text:p>162,963</text:p>
          </table:table-cell>
          <table:table-cell table:style-name="ce12" office:value-type="float" office:value="151432" calcext:value-type="float">
            <text:p>151,432</text:p>
          </table:table-cell>
          <table:table-cell table:style-name="ce27" office:value-type="float" office:value="4.55427708320568" calcext:value-type="float">
            <text:p>4.55</text:p>
          </table:table-cell>
          <table:table-cell table:style-name="ce12" office:value-type="float" office:value="605589" calcext:value-type="float">
            <text:p>605,589</text:p>
          </table:table-cell>
          <table:table-cell table:style-name="ce12" office:value-type="float" office:value="314008" calcext:value-type="float">
            <text:p>314,008</text:p>
          </table:table-cell>
          <table:table-cell table:style-name="ce12" office:value-type="float" office:value="291581" calcext:value-type="float">
            <text:p>291,581</text:p>
          </table:table-cell>
          <table:table-cell table:style-name="ce21" office:value-type="float" office:value="8.7724680880467" calcext:value-type="float">
            <text:p>8.77</text:p>
          </table:table-cell>
          <table:table-cell table:style-name="ce12" office:value-type="float" office:value="671958" calcext:value-type="float">
            <text:p>671,958</text:p>
          </table:table-cell>
          <table:table-cell table:style-name="ce12" office:value-type="float" office:value="348484" calcext:value-type="float">
            <text:p>348,484</text:p>
          </table:table-cell>
          <table:table-cell table:style-name="ce12" office:value-type="float" office:value="323474" calcext:value-type="float">
            <text:p>323,474</text:p>
          </table:table-cell>
          <table:table-cell table:style-name="ce21" office:value-type="float" office:value="9.73387910201091" calcext:value-type="float">
            <text:p>9.73</text:p>
          </table:table-cell>
          <table:table-cell table:style-name="ce12" office:value-type="float" office:value="350881" calcext:value-type="float">
            <text:p>350,881</text:p>
          </table:table-cell>
          <table:table-cell table:style-name="ce12" office:value-type="float" office:value="183274" calcext:value-type="float">
            <text:p>183,274</text:p>
          </table:table-cell>
          <table:table-cell table:style-name="ce12" office:value-type="float" office:value="167607" calcext:value-type="float">
            <text:p>167,607</text:p>
          </table:table-cell>
          <table:table-cell table:style-name="ce21" office:value-type="float" office:value="5.08280760582163" calcext:value-type="float">
            <text:p>5.08</text:p>
          </table:table-cell>
          <table:table-cell table:style-name="ce12" office:value-type="float" office:value="5819713" calcext:value-type="float">
            <text:p>5,819,713</text:p>
          </table:table-cell>
          <table:table-cell table:style-name="ce12" office:value-type="float" office:value="2929540" calcext:value-type="float">
            <text:p>2,929,540</text:p>
          </table:table-cell>
          <table:table-cell table:style-name="ce12" office:value-type="float" office:value="2890173" calcext:value-type="float">
            <text:p>2,890,173</text:p>
          </table:table-cell>
          <table:table-cell table:style-name="ce21" office:value-type="float" office:value="84.3034575827674" calcext:value-type="float">
            <text:p>84.30</text:p>
          </table:table-cell>
          <table:table-cell table:style-name="ce12" office:value-type="float" office:value="1376763" calcext:value-type="float">
            <text:p>1,376,763</text:p>
          </table:table-cell>
          <table:table-cell table:style-name="ce12" office:value-type="float" office:value="637218" calcext:value-type="float">
            <text:p>637,218</text:p>
          </table:table-cell>
          <table:table-cell table:style-name="ce12" office:value-type="float" office:value="739545" calcext:value-type="float">
            <text:p>739,545</text:p>
          </table:table-cell>
          <table:table-cell table:style-name="ce21" office:value-type="float" office:value="19.9435747384834" calcext:value-type="float">
            <text:p>19.94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203" calcext:value-type="float">
            <text:p>450,203</text:p>
          </table:table-cell>
          <table:table-cell table:style-name="ce13" office:value-type="float" office:value="225518" calcext:value-type="float">
            <text:p>225,518</text:p>
          </table:table-cell>
          <table:table-cell table:style-name="ce13" office:value-type="float" office:value="224685" calcext:value-type="float">
            <text:p>224,685</text:p>
          </table:table-cell>
          <table:table-cell table:style-name="ce13" office:value-type="float" office:value="13424" calcext:value-type="float">
            <text:p>13,424</text:p>
          </table:table-cell>
          <table:table-cell table:style-name="ce13" office:value-type="float" office:value="6930" calcext:value-type="float">
            <text:p>6,930</text:p>
          </table:table-cell>
          <table:table-cell table:style-name="ce13" office:value-type="float" office:value="6494" calcext:value-type="float">
            <text:p>6,494</text:p>
          </table:table-cell>
          <table:table-cell table:style-name="ce22" office:value-type="float" office:value="2.98176600333627" calcext:value-type="float">
            <text:p>2.98</text:p>
          </table:table-cell>
          <table:table-cell table:style-name="ce13" office:value-type="float" office:value="20008" calcext:value-type="float">
            <text:p>20,008</text:p>
          </table:table-cell>
          <table:table-cell table:style-name="ce13" office:value-type="float" office:value="10278" calcext:value-type="float">
            <text:p>10,278</text:p>
          </table:table-cell>
          <table:table-cell table:style-name="ce13" office:value-type="float" office:value="9730" calcext:value-type="float">
            <text:p>9,730</text:p>
          </table:table-cell>
          <table:table-cell table:style-name="ce28" office:value-type="float" office:value="4.44421738637903" calcext:value-type="float">
            <text:p>4.44</text:p>
          </table:table-cell>
          <table:table-cell table:style-name="ce13" office:value-type="float" office:value="38695" calcext:value-type="float">
            <text:p>38,695</text:p>
          </table:table-cell>
          <table:table-cell table:style-name="ce13" office:value-type="float" office:value="20001" calcext:value-type="float">
            <text:p>20,001</text:p>
          </table:table-cell>
          <table:table-cell table:style-name="ce13" office:value-type="float" office:value="18694" calcext:value-type="float">
            <text:p>18,694</text:p>
          </table:table-cell>
          <table:table-cell table:style-name="ce22" office:value-type="float" office:value="8.59501158366337" calcext:value-type="float">
            <text:p>8.60</text:p>
          </table:table-cell>
          <table:table-cell table:style-name="ce13" office:value-type="float" office:value="42906" calcext:value-type="float">
            <text:p>42,906</text:p>
          </table:table-cell>
          <table:table-cell table:style-name="ce13" office:value-type="float" office:value="22209" calcext:value-type="float">
            <text:p>22,209</text:p>
          </table:table-cell>
          <table:table-cell table:style-name="ce13" office:value-type="float" office:value="20697" calcext:value-type="float">
            <text:p>20,697</text:p>
          </table:table-cell>
          <table:table-cell table:style-name="ce22" office:value-type="float" office:value="9.53036741203413" calcext:value-type="float">
            <text:p>9.53</text:p>
          </table:table-cell>
          <table:table-cell table:style-name="ce13" office:value-type="float" office:value="22351" calcext:value-type="float">
            <text:p>22,351</text:p>
          </table:table-cell>
          <table:table-cell table:style-name="ce13" office:value-type="float" office:value="11591" calcext:value-type="float">
            <text:p>11,591</text:p>
          </table:table-cell>
          <table:table-cell table:style-name="ce13" office:value-type="float" office:value="10760" calcext:value-type="float">
            <text:p>10,760</text:p>
          </table:table-cell>
          <table:table-cell table:style-name="ce22" office:value-type="float" office:value="4.96464928043571" calcext:value-type="float">
            <text:p>4.96</text:p>
          </table:table-cell>
          <table:table-cell table:style-name="ce13" office:value-type="float" office:value="381189" calcext:value-type="float">
            <text:p>381,189</text:p>
          </table:table-cell>
          <table:table-cell table:style-name="ce13" office:value-type="float" office:value="189812" calcext:value-type="float">
            <text:p>189,812</text:p>
          </table:table-cell>
          <table:table-cell table:style-name="ce13" office:value-type="float" office:value="191377" calcext:value-type="float">
            <text:p>191,377</text:p>
          </table:table-cell>
          <table:table-cell table:style-name="ce22" office:value-type="float" office:value="84.6704708764713" calcext:value-type="float">
            <text:p>84.67</text:p>
          </table:table-cell>
          <table:table-cell table:style-name="ce13" office:value-type="float" office:value="90807" calcext:value-type="float">
            <text:p>90,807</text:p>
          </table:table-cell>
          <table:table-cell table:style-name="ce13" office:value-type="float" office:value="41894" calcext:value-type="float">
            <text:p>41,894</text:p>
          </table:table-cell>
          <table:table-cell table:style-name="ce13" office:value-type="float" office:value="48913" calcext:value-type="float">
            <text:p>48,913</text:p>
          </table:table-cell>
          <table:table-cell table:style-name="ce22" office:value-type="float" office:value="20.1702343165194" calcext:value-type="float">
            <text:p>20.1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6503" calcext:value-type="float">
            <text:p>596,503</text:p>
          </table:table-cell>
          <table:table-cell table:style-name="ce13" office:value-type="float" office:value="303631" calcext:value-type="float">
            <text:p>303,631</text:p>
          </table:table-cell>
          <table:table-cell table:style-name="ce13" office:value-type="float" office:value="292872" calcext:value-type="float">
            <text:p>292,872</text:p>
          </table:table-cell>
          <table:table-cell table:style-name="ce13" office:value-type="float" office:value="24469" calcext:value-type="float">
            <text:p>24,469</text:p>
          </table:table-cell>
          <table:table-cell table:style-name="ce13" office:value-type="float" office:value="12626" calcext:value-type="float">
            <text:p>12,626</text:p>
          </table:table-cell>
          <table:table-cell table:style-name="ce13" office:value-type="float" office:value="11843" calcext:value-type="float">
            <text:p>11,843</text:p>
          </table:table-cell>
          <table:table-cell table:style-name="ce22" office:value-type="float" office:value="4.10207492669777" calcext:value-type="float">
            <text:p>4.10</text:p>
          </table:table-cell>
          <table:table-cell table:style-name="ce13" office:value-type="float" office:value="36473" calcext:value-type="float">
            <text:p>36,473</text:p>
          </table:table-cell>
          <table:table-cell table:style-name="ce13" office:value-type="float" office:value="18871" calcext:value-type="float">
            <text:p>18,871</text:p>
          </table:table-cell>
          <table:table-cell table:style-name="ce13" office:value-type="float" office:value="17602" calcext:value-type="float">
            <text:p>17,602</text:p>
          </table:table-cell>
          <table:table-cell table:style-name="ce28" office:value-type="float" office:value="6.11447050559679" calcext:value-type="float">
            <text:p>6.11</text:p>
          </table:table-cell>
          <table:table-cell table:style-name="ce13" office:value-type="float" office:value="70188" calcext:value-type="float">
            <text:p>70,188</text:p>
          </table:table-cell>
          <table:table-cell table:style-name="ce13" office:value-type="float" office:value="36367" calcext:value-type="float">
            <text:p>36,367</text:p>
          </table:table-cell>
          <table:table-cell table:style-name="ce13" office:value-type="float" office:value="33821" calcext:value-type="float">
            <text:p>33,821</text:p>
          </table:table-cell>
          <table:table-cell table:style-name="ce22" office:value-type="float" office:value="11.7665795477978" calcext:value-type="float">
            <text:p>11.77</text:p>
          </table:table-cell>
          <table:table-cell table:style-name="ce13" office:value-type="float" office:value="77565" calcext:value-type="float">
            <text:p>77,565</text:p>
          </table:table-cell>
          <table:table-cell table:style-name="ce13" office:value-type="float" office:value="40091" calcext:value-type="float">
            <text:p>40,091</text:p>
          </table:table-cell>
          <table:table-cell table:style-name="ce13" office:value-type="float" office:value="37474" calcext:value-type="float">
            <text:p>37,474</text:p>
          </table:table-cell>
          <table:table-cell table:style-name="ce22" office:value-type="float" office:value="13.0032874939439" calcext:value-type="float">
            <text:p>13.00</text:p>
          </table:table-cell>
          <table:table-cell table:style-name="ce13" office:value-type="float" office:value="38130" calcext:value-type="float">
            <text:p>38,130</text:p>
          </table:table-cell>
          <table:table-cell table:style-name="ce13" office:value-type="float" office:value="19819" calcext:value-type="float">
            <text:p>19,819</text:p>
          </table:table-cell>
          <table:table-cell table:style-name="ce13" office:value-type="float" office:value="18311" calcext:value-type="float">
            <text:p>18,311</text:p>
          </table:table-cell>
          <table:table-cell table:style-name="ce22" office:value-type="float" office:value="6.392256199885" calcext:value-type="float">
            <text:p>6.39</text:p>
          </table:table-cell>
          <table:table-cell table:style-name="ce13" office:value-type="float" office:value="476051" calcext:value-type="float">
            <text:p>476,051</text:p>
          </table:table-cell>
          <table:table-cell table:style-name="ce13" office:value-type="float" office:value="241046" calcext:value-type="float">
            <text:p>241,046</text:p>
          </table:table-cell>
          <table:table-cell table:style-name="ce13" office:value-type="float" office:value="235005" calcext:value-type="float">
            <text:p>235,005</text:p>
          </table:table-cell>
          <table:table-cell table:style-name="ce22" office:value-type="float" office:value="79.806974985876" calcext:value-type="float">
            <text:p>79.81</text:p>
          </table:table-cell>
          <table:table-cell table:style-name="ce13" office:value-type="float" office:value="87273" calcext:value-type="float">
            <text:p>87,273</text:p>
          </table:table-cell>
          <table:table-cell table:style-name="ce13" office:value-type="float" office:value="41581" calcext:value-type="float">
            <text:p>41,581</text:p>
          </table:table-cell>
          <table:table-cell table:style-name="ce13" office:value-type="float" office:value="45692" calcext:value-type="float">
            <text:p>45,692</text:p>
          </table:table-cell>
          <table:table-cell table:style-name="ce22" office:value-type="float" office:value="14.6307730220971" calcext:value-type="float">
            <text:p>14.6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862" calcext:value-type="float">
            <text:p>532,862</text:p>
          </table:table-cell>
          <table:table-cell table:style-name="ce13" office:value-type="float" office:value="273852" calcext:value-type="float">
            <text:p>273,852</text:p>
          </table:table-cell>
          <table:table-cell table:style-name="ce13" office:value-type="float" office:value="259010" calcext:value-type="float">
            <text:p>259,010</text:p>
          </table:table-cell>
          <table:table-cell table:style-name="ce13" office:value-type="float" office:value="14213" calcext:value-type="float">
            <text:p>14,213</text:p>
          </table:table-cell>
          <table:table-cell table:style-name="ce13" office:value-type="float" office:value="7319" calcext:value-type="float">
            <text:p>7,319</text:p>
          </table:table-cell>
          <table:table-cell table:style-name="ce13" office:value-type="float" office:value="6894" calcext:value-type="float">
            <text:p>6,894</text:p>
          </table:table-cell>
          <table:table-cell table:style-name="ce22" office:value-type="float" office:value="2.66729472171031" calcext:value-type="float">
            <text:p>2.67</text:p>
          </table:table-cell>
          <table:table-cell table:style-name="ce13" office:value-type="float" office:value="22211" calcext:value-type="float">
            <text:p>22,211</text:p>
          </table:table-cell>
          <table:table-cell table:style-name="ce13" office:value-type="float" office:value="11455" calcext:value-type="float">
            <text:p>11,455</text:p>
          </table:table-cell>
          <table:table-cell table:style-name="ce13" office:value-type="float" office:value="10756" calcext:value-type="float">
            <text:p>10,756</text:p>
          </table:table-cell>
          <table:table-cell table:style-name="ce28" office:value-type="float" office:value="4.16824618756826" calcext:value-type="float">
            <text:p>4.17</text:p>
          </table:table-cell>
          <table:table-cell table:style-name="ce13" office:value-type="float" office:value="46171" calcext:value-type="float">
            <text:p>46,171</text:p>
          </table:table-cell>
          <table:table-cell table:style-name="ce13" office:value-type="float" office:value="23859" calcext:value-type="float">
            <text:p>23,859</text:p>
          </table:table-cell>
          <table:table-cell table:style-name="ce13" office:value-type="float" office:value="22312" calcext:value-type="float">
            <text:p>22,312</text:p>
          </table:table-cell>
          <table:table-cell table:style-name="ce22" office:value-type="float" office:value="8.6647199462525" calcext:value-type="float">
            <text:p>8.66</text:p>
          </table:table-cell>
          <table:table-cell table:style-name="ce13" office:value-type="float" office:value="51600" calcext:value-type="float">
            <text:p>51,600</text:p>
          </table:table-cell>
          <table:table-cell table:style-name="ce13" office:value-type="float" office:value="26614" calcext:value-type="float">
            <text:p>26,614</text:p>
          </table:table-cell>
          <table:table-cell table:style-name="ce13" office:value-type="float" office:value="24986" calcext:value-type="float">
            <text:p>24,986</text:p>
          </table:table-cell>
          <table:table-cell table:style-name="ce22" office:value-type="float" office:value="9.68355784424485" calcext:value-type="float">
            <text:p>9.68</text:p>
          </table:table-cell>
          <table:table-cell table:style-name="ce13" office:value-type="float" office:value="28117" calcext:value-type="float">
            <text:p>28,117</text:p>
          </table:table-cell>
          <table:table-cell table:style-name="ce13" office:value-type="float" office:value="14597" calcext:value-type="float">
            <text:p>14,597</text:p>
          </table:table-cell>
          <table:table-cell table:style-name="ce13" office:value-type="float" office:value="13520" calcext:value-type="float">
            <text:p>13,520</text:p>
          </table:table-cell>
          <table:table-cell table:style-name="ce22" office:value-type="float" office:value="5.27660069586497" calcext:value-type="float">
            <text:p>5.28</text:p>
          </table:table-cell>
          <table:table-cell table:style-name="ce13" office:value-type="float" office:value="448581" calcext:value-type="float">
            <text:p>448,581</text:p>
          </table:table-cell>
          <table:table-cell table:style-name="ce13" office:value-type="float" office:value="230126" calcext:value-type="float">
            <text:p>230,126</text:p>
          </table:table-cell>
          <table:table-cell table:style-name="ce13" office:value-type="float" office:value="218455" calcext:value-type="float">
            <text:p>218,455</text:p>
          </table:table-cell>
          <table:table-cell table:style-name="ce22" office:value-type="float" office:value="84.1833345218837" calcext:value-type="float">
            <text:p>84.18</text:p>
          </table:table-cell>
          <table:table-cell table:style-name="ce13" office:value-type="float" office:value="105100" calcext:value-type="float">
            <text:p>105,100</text:p>
          </table:table-cell>
          <table:table-cell table:style-name="ce13" office:value-type="float" office:value="49915" calcext:value-type="float">
            <text:p>49,915</text:p>
          </table:table-cell>
          <table:table-cell table:style-name="ce13" office:value-type="float" office:value="55185" calcext:value-type="float">
            <text:p>55,185</text:p>
          </table:table-cell>
          <table:table-cell table:style-name="ce22" office:value-type="float" office:value="19.7236808029096" calcext:value-type="float">
            <text:p>19.7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0292" calcext:value-type="float">
            <text:p>1,220,292</text:p>
          </table:table-cell>
          <table:table-cell table:style-name="ce13" office:value-type="float" office:value="618848" calcext:value-type="float">
            <text:p>618,848</text:p>
          </table:table-cell>
          <table:table-cell table:style-name="ce13" office:value-type="float" office:value="601444" calcext:value-type="float">
            <text:p>601,444</text:p>
          </table:table-cell>
          <table:table-cell table:style-name="ce13" office:value-type="float" office:value="40762" calcext:value-type="float">
            <text:p>40,762</text:p>
          </table:table-cell>
          <table:table-cell table:style-name="ce13" office:value-type="float" office:value="21183" calcext:value-type="float">
            <text:p>21,183</text:p>
          </table:table-cell>
          <table:table-cell table:style-name="ce13" office:value-type="float" office:value="19579" calcext:value-type="float">
            <text:p>19,579</text:p>
          </table:table-cell>
          <table:table-cell table:style-name="ce22" office:value-type="float" office:value="3.34034804784429" calcext:value-type="float">
            <text:p>3.34</text:p>
          </table:table-cell>
          <table:table-cell table:style-name="ce13" office:value-type="float" office:value="58865" calcext:value-type="float">
            <text:p>58,865</text:p>
          </table:table-cell>
          <table:table-cell table:style-name="ce13" office:value-type="float" office:value="30628" calcext:value-type="float">
            <text:p>30,628</text:p>
          </table:table-cell>
          <table:table-cell table:style-name="ce13" office:value-type="float" office:value="28237" calcext:value-type="float">
            <text:p>28,237</text:p>
          </table:table-cell>
          <table:table-cell table:style-name="ce28" office:value-type="float" office:value="4.82384544027167" calcext:value-type="float">
            <text:p>4.82</text:p>
          </table:table-cell>
          <table:table-cell table:style-name="ce13" office:value-type="float" office:value="110181" calcext:value-type="float">
            <text:p>110,181</text:p>
          </table:table-cell>
          <table:table-cell table:style-name="ce13" office:value-type="float" office:value="57380" calcext:value-type="float">
            <text:p>57,380</text:p>
          </table:table-cell>
          <table:table-cell table:style-name="ce13" office:value-type="float" office:value="52801" calcext:value-type="float">
            <text:p>52,801</text:p>
          </table:table-cell>
          <table:table-cell table:style-name="ce22" office:value-type="float" office:value="9.02906845246875" calcext:value-type="float">
            <text:p>9.03</text:p>
          </table:table-cell>
          <table:table-cell table:style-name="ce13" office:value-type="float" office:value="121936" calcext:value-type="float">
            <text:p>121,936</text:p>
          </table:table-cell>
          <table:table-cell table:style-name="ce13" office:value-type="float" office:value="63601" calcext:value-type="float">
            <text:p>63,601</text:p>
          </table:table-cell>
          <table:table-cell table:style-name="ce13" office:value-type="float" office:value="58335" calcext:value-type="float">
            <text:p>58,335</text:p>
          </table:table-cell>
          <table:table-cell table:style-name="ce22" office:value-type="float" office:value="9.9923624837334" calcext:value-type="float">
            <text:p>9.99</text:p>
          </table:table-cell>
          <table:table-cell table:style-name="ce13" office:value-type="float" office:value="62904" calcext:value-type="float">
            <text:p>62,904</text:p>
          </table:table-cell>
          <table:table-cell table:style-name="ce13" office:value-type="float" office:value="32969" calcext:value-type="float">
            <text:p>32,969</text:p>
          </table:table-cell>
          <table:table-cell table:style-name="ce13" office:value-type="float" office:value="29935" calcext:value-type="float">
            <text:p>29,935</text:p>
          </table:table-cell>
          <table:table-cell table:style-name="ce22" office:value-type="float" office:value="5.15483179435742" calcext:value-type="float">
            <text:p>5.15</text:p>
          </table:table-cell>
          <table:table-cell table:style-name="ce13" office:value-type="float" office:value="1024109" calcext:value-type="float">
            <text:p>1,024,109</text:p>
          </table:table-cell>
          <table:table-cell table:style-name="ce13" office:value-type="float" office:value="516276" calcext:value-type="float">
            <text:p>516,276</text:p>
          </table:table-cell>
          <table:table-cell table:style-name="ce13" office:value-type="float" office:value="507833" calcext:value-type="float">
            <text:p>507,833</text:p>
          </table:table-cell>
          <table:table-cell table:style-name="ce22" office:value-type="float" office:value="83.9232741016085" calcext:value-type="float">
            <text:p>83.92</text:p>
          </table:table-cell>
          <table:table-cell table:style-name="ce13" office:value-type="float" office:value="241144" calcext:value-type="float">
            <text:p>241,144</text:p>
          </table:table-cell>
          <table:table-cell table:style-name="ce13" office:value-type="float" office:value="111795" calcext:value-type="float">
            <text:p>111,795</text:p>
          </table:table-cell>
          <table:table-cell table:style-name="ce13" office:value-type="float" office:value="129349" calcext:value-type="float">
            <text:p>129,349</text:p>
          </table:table-cell>
          <table:table-cell table:style-name="ce22" office:value-type="float" office:value="19.7611719162299" calcext:value-type="float">
            <text:p>19.76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1113" calcext:value-type="float">
            <text:p>471,113</text:p>
          </table:table-cell>
          <table:table-cell table:style-name="ce13" office:value-type="float" office:value="239503" calcext:value-type="float">
            <text:p>239,503</text:p>
          </table:table-cell>
          <table:table-cell table:style-name="ce13" office:value-type="float" office:value="231610" calcext:value-type="float">
            <text:p>231,610</text:p>
          </table:table-cell>
          <table:table-cell table:style-name="ce13" office:value-type="float" office:value="12590" calcext:value-type="float">
            <text:p>12,590</text:p>
          </table:table-cell>
          <table:table-cell table:style-name="ce13" office:value-type="float" office:value="6579" calcext:value-type="float">
            <text:p>6,579</text:p>
          </table:table-cell>
          <table:table-cell table:style-name="ce13" office:value-type="float" office:value="6011" calcext:value-type="float">
            <text:p>6,011</text:p>
          </table:table-cell>
          <table:table-cell table:style-name="ce22" office:value-type="float" office:value="2.6723949455863" calcext:value-type="float">
            <text:p>2.67</text:p>
          </table:table-cell>
          <table:table-cell table:style-name="ce13" office:value-type="float" office:value="18885" calcext:value-type="float">
            <text:p>18,885</text:p>
          </table:table-cell>
          <table:table-cell table:style-name="ce13" office:value-type="float" office:value="9852" calcext:value-type="float">
            <text:p>9,852</text:p>
          </table:table-cell>
          <table:table-cell table:style-name="ce13" office:value-type="float" office:value="9033" calcext:value-type="float">
            <text:p>9,033</text:p>
          </table:table-cell>
          <table:table-cell table:style-name="ce28" office:value-type="float" office:value="4.00859241837945" calcext:value-type="float">
            <text:p>4.01</text:p>
          </table:table-cell>
          <table:table-cell table:style-name="ce13" office:value-type="float" office:value="36766" calcext:value-type="float">
            <text:p>36,766</text:p>
          </table:table-cell>
          <table:table-cell table:style-name="ce13" office:value-type="float" office:value="19160" calcext:value-type="float">
            <text:p>19,160</text:p>
          </table:table-cell>
          <table:table-cell table:style-name="ce13" office:value-type="float" office:value="17606" calcext:value-type="float">
            <text:p>17,606</text:p>
          </table:table-cell>
          <table:table-cell table:style-name="ce22" office:value-type="float" office:value="7.80407248367165" calcext:value-type="float">
            <text:p>7.80</text:p>
          </table:table-cell>
          <table:table-cell table:style-name="ce13" office:value-type="float" office:value="40890" calcext:value-type="float">
            <text:p>40,890</text:p>
          </table:table-cell>
          <table:table-cell table:style-name="ce13" office:value-type="float" office:value="21309" calcext:value-type="float">
            <text:p>21,309</text:p>
          </table:table-cell>
          <table:table-cell table:style-name="ce13" office:value-type="float" office:value="19581" calcext:value-type="float">
            <text:p>19,581</text:p>
          </table:table-cell>
          <table:table-cell table:style-name="ce22" office:value-type="float" office:value="8.67944633240857" calcext:value-type="float">
            <text:p>8.68</text:p>
          </table:table-cell>
          <table:table-cell table:style-name="ce13" office:value-type="float" office:value="22085" calcext:value-type="float">
            <text:p>22,085</text:p>
          </table:table-cell>
          <table:table-cell table:style-name="ce13" office:value-type="float" office:value="11473" calcext:value-type="float">
            <text:p>11,473</text:p>
          </table:table-cell>
          <table:table-cell table:style-name="ce13" office:value-type="float" office:value="10612" calcext:value-type="float">
            <text:p>10,612</text:p>
          </table:table-cell>
          <table:table-cell table:style-name="ce22" office:value-type="float" office:value="4.68783497802014" calcext:value-type="float">
            <text:p>4.69</text:p>
          </table:table-cell>
          <table:table-cell table:style-name="ce13" office:value-type="float" office:value="403898" calcext:value-type="float">
            <text:p>403,898</text:p>
          </table:table-cell>
          <table:table-cell table:style-name="ce13" office:value-type="float" office:value="204555" calcext:value-type="float">
            <text:p>204,555</text:p>
          </table:table-cell>
          <table:table-cell table:style-name="ce13" office:value-type="float" office:value="199343" calcext:value-type="float">
            <text:p>199,343</text:p>
          </table:table-cell>
          <table:table-cell table:style-name="ce22" office:value-type="float" office:value="85.7327222980474" calcext:value-type="float">
            <text:p>85.73</text:p>
          </table:table-cell>
          <table:table-cell table:style-name="ce13" office:value-type="float" office:value="103604" calcext:value-type="float">
            <text:p>103,604</text:p>
          </table:table-cell>
          <table:table-cell table:style-name="ce13" office:value-type="float" office:value="48684" calcext:value-type="float">
            <text:p>48,684</text:p>
          </table:table-cell>
          <table:table-cell table:style-name="ce13" office:value-type="float" office:value="54920" calcext:value-type="float">
            <text:p>54,920</text:p>
          </table:table-cell>
          <table:table-cell table:style-name="ce22" office:value-type="float" office:value="21.9913269215666" calcext:value-type="float">
            <text:p>21.9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6155" calcext:value-type="float">
            <text:p>656,155</text:p>
          </table:table-cell>
          <table:table-cell table:style-name="ce13" office:value-type="float" office:value="337348" calcext:value-type="float">
            <text:p>337,348</text:p>
          </table:table-cell>
          <table:table-cell table:style-name="ce13" office:value-type="float" office:value="318807" calcext:value-type="float">
            <text:p>318,807</text:p>
          </table:table-cell>
          <table:table-cell table:style-name="ce13" office:value-type="float" office:value="20262" calcext:value-type="float">
            <text:p>20,262</text:p>
          </table:table-cell>
          <table:table-cell table:style-name="ce13" office:value-type="float" office:value="10523" calcext:value-type="float">
            <text:p>10,523</text:p>
          </table:table-cell>
          <table:table-cell table:style-name="ce13" office:value-type="float" office:value="9739" calcext:value-type="float">
            <text:p>9,739</text:p>
          </table:table-cell>
          <table:table-cell table:style-name="ce22" office:value-type="float" office:value="3.08798988043984" calcext:value-type="float">
            <text:p>3.09</text:p>
          </table:table-cell>
          <table:table-cell table:style-name="ce13" office:value-type="float" office:value="29017" calcext:value-type="float">
            <text:p>29,017</text:p>
          </table:table-cell>
          <table:table-cell table:style-name="ce13" office:value-type="float" office:value="15082" calcext:value-type="float">
            <text:p>15,082</text:p>
          </table:table-cell>
          <table:table-cell table:style-name="ce13" office:value-type="float" office:value="13935" calcext:value-type="float">
            <text:p>13,935</text:p>
          </table:table-cell>
          <table:table-cell table:style-name="ce28" office:value-type="float" office:value="4.42227827266423" calcext:value-type="float">
            <text:p>4.42</text:p>
          </table:table-cell>
          <table:table-cell table:style-name="ce13" office:value-type="float" office:value="53633" calcext:value-type="float">
            <text:p>53,633</text:p>
          </table:table-cell>
          <table:table-cell table:style-name="ce13" office:value-type="float" office:value="27714" calcext:value-type="float">
            <text:p>27,714</text:p>
          </table:table-cell>
          <table:table-cell table:style-name="ce13" office:value-type="float" office:value="25919" calcext:value-type="float">
            <text:p>25,919</text:p>
          </table:table-cell>
          <table:table-cell table:style-name="ce22" office:value-type="float" office:value="8.17383087837477" calcext:value-type="float">
            <text:p>8.17</text:p>
          </table:table-cell>
          <table:table-cell table:style-name="ce13" office:value-type="float" office:value="59522" calcext:value-type="float">
            <text:p>59,522</text:p>
          </table:table-cell>
          <table:table-cell table:style-name="ce13" office:value-type="float" office:value="30756" calcext:value-type="float">
            <text:p>30,756</text:p>
          </table:table-cell>
          <table:table-cell table:style-name="ce13" office:value-type="float" office:value="28766" calcext:value-type="float">
            <text:p>28,766</text:p>
          </table:table-cell>
          <table:table-cell table:style-name="ce22" office:value-type="float" office:value="9.07133223095153" calcext:value-type="float">
            <text:p>9.07</text:p>
          </table:table-cell>
          <table:table-cell table:style-name="ce13" office:value-type="float" office:value="31956" calcext:value-type="float">
            <text:p>31,956</text:p>
          </table:table-cell>
          <table:table-cell table:style-name="ce13" office:value-type="float" office:value="16672" calcext:value-type="float">
            <text:p>16,672</text:p>
          </table:table-cell>
          <table:table-cell table:style-name="ce13" office:value-type="float" office:value="15284" calcext:value-type="float">
            <text:p>15,284</text:p>
          </table:table-cell>
          <table:table-cell table:style-name="ce22" office:value-type="float" office:value="4.87019073237269" calcext:value-type="float">
            <text:p>4.87</text:p>
          </table:table-cell>
          <table:table-cell table:style-name="ce13" office:value-type="float" office:value="558408" calcext:value-type="float">
            <text:p>558,408</text:p>
          </table:table-cell>
          <table:table-cell table:style-name="ce13" office:value-type="float" office:value="286605" calcext:value-type="float">
            <text:p>286,605</text:p>
          </table:table-cell>
          <table:table-cell table:style-name="ce13" office:value-type="float" office:value="271803" calcext:value-type="float">
            <text:p>271,803</text:p>
          </table:table-cell>
          <table:table-cell table:style-name="ce22" office:value-type="float" office:value="85.103062538577" calcext:value-type="float">
            <text:p>85.10</text:p>
          </table:table-cell>
          <table:table-cell table:style-name="ce13" office:value-type="float" office:value="140006" calcext:value-type="float">
            <text:p>140,006</text:p>
          </table:table-cell>
          <table:table-cell table:style-name="ce13" office:value-type="float" office:value="65335" calcext:value-type="float">
            <text:p>65,335</text:p>
          </table:table-cell>
          <table:table-cell table:style-name="ce13" office:value-type="float" office:value="74671" calcext:value-type="float">
            <text:p>74,671</text:p>
          </table:table-cell>
          <table:table-cell table:style-name="ce22" office:value-type="float" office:value="21.337336452515" calcext:value-type="float">
            <text:p>21.34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7408" calcext:value-type="float">
            <text:p>477,408</text:p>
          </table:table-cell>
          <table:table-cell table:style-name="ce13" office:value-type="float" office:value="247057" calcext:value-type="float">
            <text:p>247,057</text:p>
          </table:table-cell>
          <table:table-cell table:style-name="ce13" office:value-type="float" office:value="230351" calcext:value-type="float">
            <text:p>230,351</text:p>
          </table:table-cell>
          <table:table-cell table:style-name="ce13" office:value-type="float" office:value="11460" calcext:value-type="float">
            <text:p>11,460</text:p>
          </table:table-cell>
          <table:table-cell table:style-name="ce13" office:value-type="float" office:value="5927" calcext:value-type="float">
            <text:p>5,927</text:p>
          </table:table-cell>
          <table:table-cell table:style-name="ce13" office:value-type="float" office:value="5533" calcext:value-type="float">
            <text:p>5,533</text:p>
          </table:table-cell>
          <table:table-cell table:style-name="ce22" office:value-type="float" office:value="2.40046249748643" calcext:value-type="float">
            <text:p>2.40</text:p>
          </table:table-cell>
          <table:table-cell table:style-name="ce13" office:value-type="float" office:value="16566" calcext:value-type="float">
            <text:p>16,566</text:p>
          </table:table-cell>
          <table:table-cell table:style-name="ce13" office:value-type="float" office:value="8520" calcext:value-type="float">
            <text:p>8,520</text:p>
          </table:table-cell>
          <table:table-cell table:style-name="ce13" office:value-type="float" office:value="8046" calcext:value-type="float">
            <text:p>8,046</text:p>
          </table:table-cell>
          <table:table-cell table:style-name="ce28" office:value-type="float" office:value="3.46998793484818" calcext:value-type="float">
            <text:p>3.47</text:p>
          </table:table-cell>
          <table:table-cell table:style-name="ce13" office:value-type="float" office:value="30820" calcext:value-type="float">
            <text:p>30,820</text:p>
          </table:table-cell>
          <table:table-cell table:style-name="ce13" office:value-type="float" office:value="15902" calcext:value-type="float">
            <text:p>15,902</text:p>
          </table:table-cell>
          <table:table-cell table:style-name="ce13" office:value-type="float" office:value="14918" calcext:value-type="float">
            <text:p>14,918</text:p>
          </table:table-cell>
          <table:table-cell table:style-name="ce22" office:value-type="float" office:value="6.45569408137275" calcext:value-type="float">
            <text:p>6.46</text:p>
          </table:table-cell>
          <table:table-cell table:style-name="ce13" office:value-type="float" office:value="34161" calcext:value-type="float">
            <text:p>34,161</text:p>
          </table:table-cell>
          <table:table-cell table:style-name="ce13" office:value-type="float" office:value="17675" calcext:value-type="float">
            <text:p>17,675</text:p>
          </table:table-cell>
          <table:table-cell table:style-name="ce13" office:value-type="float" office:value="16486" calcext:value-type="float">
            <text:p>16,486</text:p>
          </table:table-cell>
          <table:table-cell table:style-name="ce22" office:value-type="float" office:value="7.15551477981098" calcext:value-type="float">
            <text:p>7.16</text:p>
          </table:table-cell>
          <table:table-cell table:style-name="ce13" office:value-type="float" office:value="19361" calcext:value-type="float">
            <text:p>19,361</text:p>
          </table:table-cell>
          <table:table-cell table:style-name="ce13" office:value-type="float" office:value="10210" calcext:value-type="float">
            <text:p>10,210</text:p>
          </table:table-cell>
          <table:table-cell table:style-name="ce13" office:value-type="float" office:value="9151" calcext:value-type="float">
            <text:p>9,151</text:p>
          </table:table-cell>
          <table:table-cell table:style-name="ce22" office:value-type="float" office:value="4.05544104832764" calcext:value-type="float">
            <text:p>4.06</text:p>
          </table:table-cell>
          <table:table-cell table:style-name="ce13" office:value-type="float" office:value="418959" calcext:value-type="float">
            <text:p>418,959</text:p>
          </table:table-cell>
          <table:table-cell table:style-name="ce13" office:value-type="float" office:value="216625" calcext:value-type="float">
            <text:p>216,625</text:p>
          </table:table-cell>
          <table:table-cell table:style-name="ce13" office:value-type="float" office:value="202334" calcext:value-type="float">
            <text:p>202,334</text:p>
          </table:table-cell>
          <table:table-cell table:style-name="ce22" office:value-type="float" office:value="87.7570128694953" calcext:value-type="float">
            <text:p>87.76</text:p>
          </table:table-cell>
          <table:table-cell table:style-name="ce13" office:value-type="float" office:value="111875" calcext:value-type="float">
            <text:p>111,875</text:p>
          </table:table-cell>
          <table:table-cell table:style-name="ce13" office:value-type="float" office:value="53058" calcext:value-type="float">
            <text:p>53,058</text:p>
          </table:table-cell>
          <table:table-cell table:style-name="ce13" office:value-type="float" office:value="58817" calcext:value-type="float">
            <text:p>58,817</text:p>
          </table:table-cell>
          <table:table-cell table:style-name="ce22" office:value-type="float" office:value="23.433834372277" calcext:value-type="float">
            <text:p>23.4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7528" calcext:value-type="float">
            <text:p>787,528</text:p>
          </table:table-cell>
          <table:table-cell table:style-name="ce13" office:value-type="float" office:value="398294" calcext:value-type="float">
            <text:p>398,294</text:p>
          </table:table-cell>
          <table:table-cell table:style-name="ce13" office:value-type="float" office:value="389234" calcext:value-type="float">
            <text:p>389,234</text:p>
          </table:table-cell>
          <table:table-cell table:style-name="ce13" office:value-type="float" office:value="21746" calcext:value-type="float">
            <text:p>21,746</text:p>
          </table:table-cell>
          <table:table-cell table:style-name="ce13" office:value-type="float" office:value="11237" calcext:value-type="float">
            <text:p>11,237</text:p>
          </table:table-cell>
          <table:table-cell table:style-name="ce13" office:value-type="float" office:value="10509" calcext:value-type="float">
            <text:p>10,509</text:p>
          </table:table-cell>
          <table:table-cell table:style-name="ce22" office:value-type="float" office:value="2.76129864588942" calcext:value-type="float">
            <text:p>2.76</text:p>
          </table:table-cell>
          <table:table-cell table:style-name="ce13" office:value-type="float" office:value="32329" calcext:value-type="float">
            <text:p>32,329</text:p>
          </table:table-cell>
          <table:table-cell table:style-name="ce13" office:value-type="float" office:value="16641" calcext:value-type="float">
            <text:p>16,641</text:p>
          </table:table-cell>
          <table:table-cell table:style-name="ce13" office:value-type="float" office:value="15688" calcext:value-type="float">
            <text:p>15,688</text:p>
          </table:table-cell>
          <table:table-cell table:style-name="ce28" office:value-type="float" office:value="4.10512388130962" calcext:value-type="float">
            <text:p>4.11</text:p>
          </table:table-cell>
          <table:table-cell table:style-name="ce13" office:value-type="float" office:value="61761" calcext:value-type="float">
            <text:p>61,761</text:p>
          </table:table-cell>
          <table:table-cell table:style-name="ce13" office:value-type="float" office:value="31973" calcext:value-type="float">
            <text:p>31,973</text:p>
          </table:table-cell>
          <table:table-cell table:style-name="ce13" office:value-type="float" office:value="29788" calcext:value-type="float">
            <text:p>29,788</text:p>
          </table:table-cell>
          <table:table-cell table:style-name="ce22" office:value-type="float" office:value="7.84238782621062" calcext:value-type="float">
            <text:p>7.84</text:p>
          </table:table-cell>
          <table:table-cell table:style-name="ce13" office:value-type="float" office:value="68349" calcext:value-type="float">
            <text:p>68,349</text:p>
          </table:table-cell>
          <table:table-cell table:style-name="ce13" office:value-type="float" office:value="35455" calcext:value-type="float">
            <text:p>35,455</text:p>
          </table:table-cell>
          <table:table-cell table:style-name="ce13" office:value-type="float" office:value="32894" calcext:value-type="float">
            <text:p>32,894</text:p>
          </table:table-cell>
          <table:table-cell table:style-name="ce22" office:value-type="float" office:value="8.6789295110777" calcext:value-type="float">
            <text:p>8.68</text:p>
          </table:table-cell>
          <table:table-cell table:style-name="ce13" office:value-type="float" office:value="34567" calcext:value-type="float">
            <text:p>34,567</text:p>
          </table:table-cell>
          <table:table-cell table:style-name="ce13" office:value-type="float" office:value="18100" calcext:value-type="float">
            <text:p>18,100</text:p>
          </table:table-cell>
          <table:table-cell table:style-name="ce13" office:value-type="float" office:value="16467" calcext:value-type="float">
            <text:p>16,467</text:p>
          </table:table-cell>
          <table:table-cell table:style-name="ce22" office:value-type="float" office:value="4.38930425330909" calcext:value-type="float">
            <text:p>4.39</text:p>
          </table:table-cell>
          <table:table-cell table:style-name="ce13" office:value-type="float" office:value="677670" calcext:value-type="float">
            <text:p>677,670</text:p>
          </table:table-cell>
          <table:table-cell table:style-name="ce13" office:value-type="float" office:value="341128" calcext:value-type="float">
            <text:p>341,128</text:p>
          </table:table-cell>
          <table:table-cell table:style-name="ce13" office:value-type="float" office:value="336542" calcext:value-type="float">
            <text:p>336,542</text:p>
          </table:table-cell>
          <table:table-cell table:style-name="ce22" office:value-type="float" office:value="86.0502737680438" calcext:value-type="float">
            <text:p>86.05</text:p>
          </table:table-cell>
          <table:table-cell table:style-name="ce13" office:value-type="float" office:value="167029" calcext:value-type="float">
            <text:p>167,029</text:p>
          </table:table-cell>
          <table:table-cell table:style-name="ce13" office:value-type="float" office:value="77073" calcext:value-type="float">
            <text:p>77,073</text:p>
          </table:table-cell>
          <table:table-cell table:style-name="ce13" office:value-type="float" office:value="89956" calcext:value-type="float">
            <text:p>89,956</text:p>
          </table:table-cell>
          <table:table-cell table:style-name="ce22" office:value-type="float" office:value="21.2092776383824" calcext:value-type="float">
            <text:p>21.21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9701" calcext:value-type="float">
            <text:p>209,701</text:p>
          </table:table-cell>
          <table:table-cell table:style-name="ce13" office:value-type="float" office:value="106726" calcext:value-type="float">
            <text:p>106,726</text:p>
          </table:table-cell>
          <table:table-cell table:style-name="ce13" office:value-type="float" office:value="102975" calcext:value-type="float">
            <text:p>102,975</text:p>
          </table:table-cell>
          <table:table-cell table:style-name="ce13" office:value-type="float" office:value="6694" calcext:value-type="float">
            <text:p>6,694</text:p>
          </table:table-cell>
          <table:table-cell table:style-name="ce13" office:value-type="float" office:value="3433" calcext:value-type="float">
            <text:p>3,433</text:p>
          </table:table-cell>
          <table:table-cell table:style-name="ce13" office:value-type="float" office:value="3261" calcext:value-type="float">
            <text:p>3,261</text:p>
          </table:table-cell>
          <table:table-cell table:style-name="ce22" office:value-type="float" office:value="3.19216408123948" calcext:value-type="float">
            <text:p>3.19</text:p>
          </table:table-cell>
          <table:table-cell table:style-name="ce13" office:value-type="float" office:value="9633" calcext:value-type="float">
            <text:p>9,633</text:p>
          </table:table-cell>
          <table:table-cell table:style-name="ce13" office:value-type="float" office:value="4994" calcext:value-type="float">
            <text:p>4,994</text:p>
          </table:table-cell>
          <table:table-cell table:style-name="ce13" office:value-type="float" office:value="4639" calcext:value-type="float">
            <text:p>4,639</text:p>
          </table:table-cell>
          <table:table-cell table:style-name="ce28" office:value-type="float" office:value="4.59368338729906" calcext:value-type="float">
            <text:p>4.59</text:p>
          </table:table-cell>
          <table:table-cell table:style-name="ce13" office:value-type="float" office:value="17855" calcext:value-type="float">
            <text:p>17,855</text:p>
          </table:table-cell>
          <table:table-cell table:style-name="ce13" office:value-type="float" office:value="9276" calcext:value-type="float">
            <text:p>9,276</text:p>
          </table:table-cell>
          <table:table-cell table:style-name="ce13" office:value-type="float" office:value="8579" calcext:value-type="float">
            <text:p>8,579</text:p>
          </table:table-cell>
          <table:table-cell table:style-name="ce22" office:value-type="float" office:value="8.51450398424423" calcext:value-type="float">
            <text:p>8.51</text:p>
          </table:table-cell>
          <table:table-cell table:style-name="ce13" office:value-type="float" office:value="19648" calcext:value-type="float">
            <text:p>19,648</text:p>
          </table:table-cell>
          <table:table-cell table:style-name="ce13" office:value-type="float" office:value="10233" calcext:value-type="float">
            <text:p>10,233</text:p>
          </table:table-cell>
          <table:table-cell table:style-name="ce13" office:value-type="float" office:value="9415" calcext:value-type="float">
            <text:p>9,415</text:p>
          </table:table-cell>
          <table:table-cell table:style-name="ce22" office:value-type="float" office:value="9.36953090352454" calcext:value-type="float">
            <text:p>9.37</text:p>
          </table:table-cell>
          <table:table-cell table:style-name="ce13" office:value-type="float" office:value="10043" calcext:value-type="float">
            <text:p>10,043</text:p>
          </table:table-cell>
          <table:table-cell table:style-name="ce13" office:value-type="float" office:value="5265" calcext:value-type="float">
            <text:p>5,265</text:p>
          </table:table-cell>
          <table:table-cell table:style-name="ce13" office:value-type="float" office:value="4778" calcext:value-type="float">
            <text:p>4,778</text:p>
          </table:table-cell>
          <table:table-cell table:style-name="ce22" office:value-type="float" office:value="4.78919986075412" calcext:value-type="float">
            <text:p>4.79</text:p>
          </table:table-cell>
          <table:table-cell table:style-name="ce13" office:value-type="float" office:value="177894" calcext:value-type="float">
            <text:p>177,894</text:p>
          </table:table-cell>
          <table:table-cell table:style-name="ce13" office:value-type="float" office:value="90129" calcext:value-type="float">
            <text:p>90,129</text:p>
          </table:table-cell>
          <table:table-cell table:style-name="ce13" office:value-type="float" office:value="87765" calcext:value-type="float">
            <text:p>87,765</text:p>
          </table:table-cell>
          <table:table-cell table:style-name="ce22" office:value-type="float" office:value="84.8322134849142" calcext:value-type="float">
            <text:p>84.83</text:p>
          </table:table-cell>
          <table:table-cell table:style-name="ce13" office:value-type="float" office:value="42678" calcext:value-type="float">
            <text:p>42,678</text:p>
          </table:table-cell>
          <table:table-cell table:style-name="ce13" office:value-type="float" office:value="19348" calcext:value-type="float">
            <text:p>19,348</text:p>
          </table:table-cell>
          <table:table-cell table:style-name="ce13" office:value-type="float" office:value="23330" calcext:value-type="float">
            <text:p>23,330</text:p>
          </table:table-cell>
          <table:table-cell table:style-name="ce22" office:value-type="float" office:value="20.3518342783296" calcext:value-type="float">
            <text:p>20.3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4709" calcext:value-type="float">
            <text:p>314,709</text:p>
          </table:table-cell>
          <table:table-cell table:style-name="ce13" office:value-type="float" office:value="157786" calcext:value-type="float">
            <text:p>157,786</text:p>
          </table:table-cell>
          <table:table-cell table:style-name="ce13" office:value-type="float" office:value="156923" calcext:value-type="float">
            <text:p>156,923</text:p>
          </table:table-cell>
          <table:table-cell table:style-name="ce13" office:value-type="float" office:value="9436" calcext:value-type="float">
            <text:p>9,436</text:p>
          </table:table-cell>
          <table:table-cell table:style-name="ce13" office:value-type="float" office:value="4922" calcext:value-type="float">
            <text:p>4,922</text:p>
          </table:table-cell>
          <table:table-cell table:style-name="ce13" office:value-type="float" office:value="4514" calcext:value-type="float">
            <text:p>4,514</text:p>
          </table:table-cell>
          <table:table-cell table:style-name="ce22" office:value-type="float" office:value="2.99832543714987" calcext:value-type="float">
            <text:p>3.00</text:p>
          </table:table-cell>
          <table:table-cell table:style-name="ce13" office:value-type="float" office:value="14077" calcext:value-type="float">
            <text:p>14,077</text:p>
          </table:table-cell>
          <table:table-cell table:style-name="ce13" office:value-type="float" office:value="7366" calcext:value-type="float">
            <text:p>7,366</text:p>
          </table:table-cell>
          <table:table-cell table:style-name="ce13" office:value-type="float" office:value="6711" calcext:value-type="float">
            <text:p>6,711</text:p>
          </table:table-cell>
          <table:table-cell table:style-name="ce28" office:value-type="float" office:value="4.47302110838902" calcext:value-type="float">
            <text:p>4.47</text:p>
          </table:table-cell>
          <table:table-cell table:style-name="ce13" office:value-type="float" office:value="26832" calcext:value-type="float">
            <text:p>26,832</text:p>
          </table:table-cell>
          <table:table-cell table:style-name="ce13" office:value-type="float" office:value="14005" calcext:value-type="float">
            <text:p>14,005</text:p>
          </table:table-cell>
          <table:table-cell table:style-name="ce13" office:value-type="float" office:value="12827" calcext:value-type="float">
            <text:p>12,827</text:p>
          </table:table-cell>
          <table:table-cell table:style-name="ce22" office:value-type="float" office:value="8.52597161187001" calcext:value-type="float">
            <text:p>8.53</text:p>
          </table:table-cell>
          <table:table-cell table:style-name="ce13" office:value-type="float" office:value="29529" calcext:value-type="float">
            <text:p>29,529</text:p>
          </table:table-cell>
          <table:table-cell table:style-name="ce13" office:value-type="float" office:value="15410" calcext:value-type="float">
            <text:p>15,410</text:p>
          </table:table-cell>
          <table:table-cell table:style-name="ce13" office:value-type="float" office:value="14119" calcext:value-type="float">
            <text:p>14,119</text:p>
          </table:table-cell>
          <table:table-cell table:style-name="ce22" office:value-type="float" office:value="9.38295377634577" calcext:value-type="float">
            <text:p>9.38</text:p>
          </table:table-cell>
          <table:table-cell table:style-name="ce13" office:value-type="float" office:value="15236" calcext:value-type="float">
            <text:p>15,236</text:p>
          </table:table-cell>
          <table:table-cell table:style-name="ce13" office:value-type="float" office:value="8057" calcext:value-type="float">
            <text:p>8,057</text:p>
          </table:table-cell>
          <table:table-cell table:style-name="ce13" office:value-type="float" office:value="7179" calcext:value-type="float">
            <text:p>7,179</text:p>
          </table:table-cell>
          <table:table-cell table:style-name="ce22" office:value-type="float" office:value="4.84129783387193" calcext:value-type="float">
            <text:p>4.84</text:p>
          </table:table-cell>
          <table:table-cell table:style-name="ce13" office:value-type="float" office:value="267074" calcext:value-type="float">
            <text:p>267,074</text:p>
          </table:table-cell>
          <table:table-cell table:style-name="ce13" office:value-type="float" office:value="132828" calcext:value-type="float">
            <text:p>132,828</text:p>
          </table:table-cell>
          <table:table-cell table:style-name="ce13" office:value-type="float" office:value="134246" calcext:value-type="float">
            <text:p>134,246</text:p>
          </table:table-cell>
          <table:table-cell table:style-name="ce22" office:value-type="float" office:value="84.8637948072664" calcext:value-type="float">
            <text:p>84.86</text:p>
          </table:table-cell>
          <table:table-cell table:style-name="ce13" office:value-type="float" office:value="65755" calcext:value-type="float">
            <text:p>65,755</text:p>
          </table:table-cell>
          <table:table-cell table:style-name="ce13" office:value-type="float" office:value="29840" calcext:value-type="float">
            <text:p>29,840</text:p>
          </table:table-cell>
          <table:table-cell table:style-name="ce13" office:value-type="float" office:value="35915" calcext:value-type="float">
            <text:p>35,915</text:p>
          </table:table-cell>
          <table:table-cell table:style-name="ce22" office:value-type="float" office:value="20.8939051631825" calcext:value-type="float">
            <text:p>20.8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122" calcext:value-type="float">
            <text:p>107,122</text:p>
          </table:table-cell>
          <table:table-cell table:style-name="ce13" office:value-type="float" office:value="54757" calcext:value-type="float">
            <text:p>54,757</text:p>
          </table:table-cell>
          <table:table-cell table:style-name="ce13" office:value-type="float" office:value="52365" calcext:value-type="float">
            <text:p>52,365</text:p>
          </table:table-cell>
          <table:table-cell table:style-name="ce13" office:value-type="float" office:value="3653" calcext:value-type="float">
            <text:p>3,653</text:p>
          </table:table-cell>
          <table:table-cell table:style-name="ce13" office:value-type="float" office:value="1842" calcext:value-type="float">
            <text:p>1,842</text:p>
          </table:table-cell>
          <table:table-cell table:style-name="ce13" office:value-type="float" office:value="1811" calcext:value-type="float">
            <text:p>1,811</text:p>
          </table:table-cell>
          <table:table-cell table:style-name="ce22" office:value-type="float" office:value="3.41013050540505" calcext:value-type="float">
            <text:p>3.41</text:p>
          </table:table-cell>
          <table:table-cell table:style-name="ce13" office:value-type="float" office:value="4910" calcext:value-type="float">
            <text:p>4,910</text:p>
          </table:table-cell>
          <table:table-cell table:style-name="ce13" office:value-type="float" office:value="2478" calcext:value-type="float">
            <text:p>2,478</text:p>
          </table:table-cell>
          <table:table-cell table:style-name="ce13" office:value-type="float" office:value="2432" calcext:value-type="float">
            <text:p>2,432</text:p>
          </table:table-cell>
          <table:table-cell table:style-name="ce28" office:value-type="float" office:value="4.58355893280559" calcext:value-type="float">
            <text:p>4.58</text:p>
          </table:table-cell>
          <table:table-cell table:style-name="ce13" office:value-type="float" office:value="8211" calcext:value-type="float">
            <text:p>8,211</text:p>
          </table:table-cell>
          <table:table-cell table:style-name="ce13" office:value-type="float" office:value="4246" calcext:value-type="float">
            <text:p>4,246</text:p>
          </table:table-cell>
          <table:table-cell table:style-name="ce13" office:value-type="float" office:value="3965" calcext:value-type="float">
            <text:p>3,965</text:p>
          </table:table-cell>
          <table:table-cell table:style-name="ce22" office:value-type="float" office:value="7.66509213793618" calcext:value-type="float">
            <text:p>7.67</text:p>
          </table:table-cell>
          <table:table-cell table:style-name="ce13" office:value-type="float" office:value="8936" calcext:value-type="float">
            <text:p>8,936</text:p>
          </table:table-cell>
          <table:table-cell table:style-name="ce13" office:value-type="float" office:value="4631" calcext:value-type="float">
            <text:p>4,631</text:p>
          </table:table-cell>
          <table:table-cell table:style-name="ce13" office:value-type="float" office:value="4305" calcext:value-type="float">
            <text:p>4,305</text:p>
          </table:table-cell>
          <table:table-cell table:style-name="ce22" office:value-type="float" office:value="8.34189055469465" calcext:value-type="float">
            <text:p>8.34</text:p>
          </table:table-cell>
          <table:table-cell table:style-name="ce13" office:value-type="float" office:value="4021" calcext:value-type="float">
            <text:p>4,021</text:p>
          </table:table-cell>
          <table:table-cell table:style-name="ce13" office:value-type="float" office:value="2093" calcext:value-type="float">
            <text:p>2,093</text:p>
          </table:table-cell>
          <table:table-cell table:style-name="ce13" office:value-type="float" office:value="1928" calcext:value-type="float">
            <text:p>1,928</text:p>
          </table:table-cell>
          <table:table-cell table:style-name="ce22" office:value-type="float" office:value="3.75366404660107" calcext:value-type="float">
            <text:p>3.75</text:p>
          </table:table-cell>
          <table:table-cell table:style-name="ce13" office:value-type="float" office:value="92721" calcext:value-type="float">
            <text:p>92,721</text:p>
          </table:table-cell>
          <table:table-cell table:style-name="ce13" office:value-type="float" office:value="47239" calcext:value-type="float">
            <text:p>47,239</text:p>
          </table:table-cell>
          <table:table-cell table:style-name="ce13" office:value-type="float" office:value="45482" calcext:value-type="float">
            <text:p>45,482</text:p>
          </table:table-cell>
          <table:table-cell table:style-name="ce22" office:value-type="float" office:value="86.5564496555329" calcext:value-type="float">
            <text:p>86.56</text:p>
          </table:table-cell>
          <table:table-cell table:style-name="ce13" office:value-type="float" office:value="21735" calcext:value-type="float">
            <text:p>21,735</text:p>
          </table:table-cell>
          <table:table-cell table:style-name="ce13" office:value-type="float" office:value="10269" calcext:value-type="float">
            <text:p>10,269</text:p>
          </table:table-cell>
          <table:table-cell table:style-name="ce13" office:value-type="float" office:value="11466" calcext:value-type="float">
            <text:p>11,466</text:p>
          </table:table-cell>
          <table:table-cell table:style-name="ce22" office:value-type="float" office:value="20.2899497768899" calcext:value-type="float">
            <text:p>20.29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548" calcext:value-type="float">
            <text:p>361,548</text:p>
          </table:table-cell>
          <table:table-cell table:style-name="ce13" office:value-type="float" office:value="179315" calcext:value-type="float">
            <text:p>179,315</text:p>
          </table:table-cell>
          <table:table-cell table:style-name="ce13" office:value-type="float" office:value="182233" calcext:value-type="float">
            <text:p>182,233</text:p>
          </table:table-cell>
          <table:table-cell table:style-name="ce13" office:value-type="float" office:value="8230" calcext:value-type="float">
            <text:p>8,230</text:p>
          </table:table-cell>
          <table:table-cell table:style-name="ce13" office:value-type="float" office:value="4319" calcext:value-type="float">
            <text:p>4,319</text:p>
          </table:table-cell>
          <table:table-cell table:style-name="ce13" office:value-type="float" office:value="3911" calcext:value-type="float">
            <text:p>3,911</text:p>
          </table:table-cell>
          <table:table-cell table:style-name="ce22" office:value-type="float" office:value="2.27632292254417" calcext:value-type="float">
            <text:p>2.28</text:p>
          </table:table-cell>
          <table:table-cell table:style-name="ce13" office:value-type="float" office:value="12890" calcext:value-type="float">
            <text:p>12,890</text:p>
          </table:table-cell>
          <table:table-cell table:style-name="ce13" office:value-type="float" office:value="6746" calcext:value-type="float">
            <text:p>6,746</text:p>
          </table:table-cell>
          <table:table-cell table:style-name="ce13" office:value-type="float" office:value="6144" calcext:value-type="float">
            <text:p>6,144</text:p>
          </table:table-cell>
          <table:table-cell table:style-name="ce28" office:value-type="float" office:value="3.56522508767854" calcext:value-type="float">
            <text:p>3.57</text:p>
          </table:table-cell>
          <table:table-cell table:style-name="ce13" office:value-type="float" office:value="26115" calcext:value-type="float">
            <text:p>26,115</text:p>
          </table:table-cell>
          <table:table-cell table:style-name="ce13" office:value-type="float" office:value="13530" calcext:value-type="float">
            <text:p>13,530</text:p>
          </table:table-cell>
          <table:table-cell table:style-name="ce13" office:value-type="float" office:value="12585" calcext:value-type="float">
            <text:p>12,585</text:p>
          </table:table-cell>
          <table:table-cell table:style-name="ce22" office:value-type="float" office:value="7.22310730525407" calcext:value-type="float">
            <text:p>7.22</text:p>
          </table:table-cell>
          <table:table-cell table:style-name="ce13" office:value-type="float" office:value="29175" calcext:value-type="float">
            <text:p>29,175</text:p>
          </table:table-cell>
          <table:table-cell table:style-name="ce13" office:value-type="float" office:value="15119" calcext:value-type="float">
            <text:p>15,119</text:p>
          </table:table-cell>
          <table:table-cell table:style-name="ce13" office:value-type="float" office:value="14056" calcext:value-type="float">
            <text:p>14,056</text:p>
          </table:table-cell>
          <table:table-cell table:style-name="ce22" office:value-type="float" office:value="8.06946795446248" calcext:value-type="float">
            <text:p>8.07</text:p>
          </table:table-cell>
          <table:table-cell table:style-name="ce13" office:value-type="float" office:value="16100" calcext:value-type="float">
            <text:p>16,100</text:p>
          </table:table-cell>
          <table:table-cell table:style-name="ce13" office:value-type="float" office:value="8329" calcext:value-type="float">
            <text:p>8,329</text:p>
          </table:table-cell>
          <table:table-cell table:style-name="ce13" office:value-type="float" office:value="7771" calcext:value-type="float">
            <text:p>7,771</text:p>
          </table:table-cell>
          <table:table-cell table:style-name="ce22" office:value-type="float" office:value="4.453074004005" calcext:value-type="float">
            <text:p>4.45</text:p>
          </table:table-cell>
          <table:table-cell table:style-name="ce13" office:value-type="float" office:value="313495" calcext:value-type="float">
            <text:p>313,495</text:p>
          </table:table-cell>
          <table:table-cell table:style-name="ce13" office:value-type="float" office:value="154450" calcext:value-type="float">
            <text:p>154,450</text:p>
          </table:table-cell>
          <table:table-cell table:style-name="ce13" office:value-type="float" office:value="159045" calcext:value-type="float">
            <text:p>159,045</text:p>
          </table:table-cell>
          <table:table-cell table:style-name="ce22" office:value-type="float" office:value="86.7090953345061" calcext:value-type="float">
            <text:p>86.71</text:p>
          </table:table-cell>
          <table:table-cell table:style-name="ce13" office:value-type="float" office:value="77858" calcext:value-type="float">
            <text:p>77,858</text:p>
          </table:table-cell>
          <table:table-cell table:style-name="ce13" office:value-type="float" office:value="34997" calcext:value-type="float">
            <text:p>34,997</text:p>
          </table:table-cell>
          <table:table-cell table:style-name="ce13" office:value-type="float" office:value="42861" calcext:value-type="float">
            <text:p>42,861</text:p>
          </table:table-cell>
          <table:table-cell table:style-name="ce22" office:value-type="float" office:value="21.5346233418523" calcext:value-type="float">
            <text:p>21.5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480" calcext:value-type="float">
            <text:p>456,480</text:p>
          </table:table-cell>
          <table:table-cell table:style-name="ce13" office:value-type="float" office:value="225340" calcext:value-type="float">
            <text:p>225,340</text:p>
          </table:table-cell>
          <table:table-cell table:style-name="ce13" office:value-type="float" office:value="231140" calcext:value-type="float">
            <text:p>231,140</text:p>
          </table:table-cell>
          <table:table-cell table:style-name="ce13" office:value-type="float" office:value="17736" calcext:value-type="float">
            <text:p>17,736</text:p>
          </table:table-cell>
          <table:table-cell table:style-name="ce13" office:value-type="float" office:value="9255" calcext:value-type="float">
            <text:p>9,255</text:p>
          </table:table-cell>
          <table:table-cell table:style-name="ce13" office:value-type="float" office:value="8481" calcext:value-type="float">
            <text:p>8,481</text:p>
          </table:table-cell>
          <table:table-cell table:style-name="ce22" office:value-type="float" office:value="3.88538380651945" calcext:value-type="float">
            <text:p>3.89</text:p>
          </table:table-cell>
          <table:table-cell table:style-name="ce13" office:value-type="float" office:value="26810" calcext:value-type="float">
            <text:p>26,810</text:p>
          </table:table-cell>
          <table:table-cell table:style-name="ce13" office:value-type="float" office:value="14011" calcext:value-type="float">
            <text:p>14,011</text:p>
          </table:table-cell>
          <table:table-cell table:style-name="ce13" office:value-type="float" office:value="12799" calcext:value-type="float">
            <text:p>12,799</text:p>
          </table:table-cell>
          <table:table-cell table:style-name="ce28" office:value-type="float" office:value="5.87320364528566" calcext:value-type="float">
            <text:p>5.87</text:p>
          </table:table-cell>
          <table:table-cell table:style-name="ce13" office:value-type="float" office:value="54134" calcext:value-type="float">
            <text:p>54,134</text:p>
          </table:table-cell>
          <table:table-cell table:style-name="ce13" office:value-type="float" office:value="28124" calcext:value-type="float">
            <text:p>28,124</text:p>
          </table:table-cell>
          <table:table-cell table:style-name="ce13" office:value-type="float" office:value="26010" calcext:value-type="float">
            <text:p>26,010</text:p>
          </table:table-cell>
          <table:table-cell table:style-name="ce22" office:value-type="float" office:value="11.8590080616895" calcext:value-type="float">
            <text:p>11.86</text:p>
          </table:table-cell>
          <table:table-cell table:style-name="ce13" office:value-type="float" office:value="60513" calcext:value-type="float">
            <text:p>60,513</text:p>
          </table:table-cell>
          <table:table-cell table:style-name="ce13" office:value-type="float" office:value="31386" calcext:value-type="float">
            <text:p>31,386</text:p>
          </table:table-cell>
          <table:table-cell table:style-name="ce13" office:value-type="float" office:value="29127" calcext:value-type="float">
            <text:p>29,127</text:p>
          </table:table-cell>
          <table:table-cell table:style-name="ce22" office:value-type="float" office:value="13.2564405888538" calcext:value-type="float">
            <text:p>13.26</text:p>
          </table:table-cell>
          <table:table-cell table:style-name="ce13" office:value-type="float" office:value="30823" calcext:value-type="float">
            <text:p>30,823</text:p>
          </table:table-cell>
          <table:table-cell table:style-name="ce13" office:value-type="float" office:value="16133" calcext:value-type="float">
            <text:p>16,133</text:p>
          </table:table-cell>
          <table:table-cell table:style-name="ce13" office:value-type="float" office:value="14690" calcext:value-type="float">
            <text:p>14,690</text:p>
          </table:table-cell>
          <table:table-cell table:style-name="ce22" office:value-type="float" office:value="6.75232211706975" calcext:value-type="float">
            <text:p>6.75</text:p>
          </table:table-cell>
          <table:table-cell table:style-name="ce13" office:value-type="float" office:value="362421" calcext:value-type="float">
            <text:p>362,421</text:p>
          </table:table-cell>
          <table:table-cell table:style-name="ce13" office:value-type="float" office:value="176374" calcext:value-type="float">
            <text:p>176,374</text:p>
          </table:table-cell>
          <table:table-cell table:style-name="ce13" office:value-type="float" office:value="186047" calcext:value-type="float">
            <text:p>186,047</text:p>
          </table:table-cell>
          <table:table-cell table:style-name="ce22" office:value-type="float" office:value="79.3947160883281" calcext:value-type="float">
            <text:p>79.39</text:p>
          </table:table-cell>
          <table:table-cell table:style-name="ce13" office:value-type="float" office:value="71283" calcext:value-type="float">
            <text:p>71,283</text:p>
          </table:table-cell>
          <table:table-cell table:style-name="ce13" office:value-type="float" office:value="31375" calcext:value-type="float">
            <text:p>31,375</text:p>
          </table:table-cell>
          <table:table-cell table:style-name="ce13" office:value-type="float" office:value="39908" calcext:value-type="float">
            <text:p>39,908</text:p>
          </table:table-cell>
          <table:table-cell table:style-name="ce22" office:value-type="float" office:value="15.6157991587802" calcext:value-type="float">
            <text:p>15.6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1667" calcext:value-type="float">
            <text:p>261,667</text:p>
          </table:table-cell>
          <table:table-cell table:style-name="ce13" office:value-type="float" office:value="125317" calcext:value-type="float">
            <text:p>125,317</text:p>
          </table:table-cell>
          <table:table-cell table:style-name="ce13" office:value-type="float" office:value="136350" calcext:value-type="float">
            <text:p>136,350</text:p>
          </table:table-cell>
          <table:table-cell table:style-name="ce13" office:value-type="float" office:value="7563" calcext:value-type="float">
            <text:p>7,563</text:p>
          </table:table-cell>
          <table:table-cell table:style-name="ce13" office:value-type="float" office:value="3936" calcext:value-type="float">
            <text:p>3,936</text:p>
          </table:table-cell>
          <table:table-cell table:style-name="ce13" office:value-type="float" office:value="3627" calcext:value-type="float">
            <text:p>3,627</text:p>
          </table:table-cell>
          <table:table-cell table:style-name="ce22" office:value-type="float" office:value="2.89031478940791" calcext:value-type="float">
            <text:p>2.89</text:p>
          </table:table-cell>
          <table:table-cell table:style-name="ce13" office:value-type="float" office:value="11721" calcext:value-type="float">
            <text:p>11,721</text:p>
          </table:table-cell>
          <table:table-cell table:style-name="ce13" office:value-type="float" office:value="6041" calcext:value-type="float">
            <text:p>6,041</text:p>
          </table:table-cell>
          <table:table-cell table:style-name="ce13" office:value-type="float" office:value="5680" calcext:value-type="float">
            <text:p>5,680</text:p>
          </table:table-cell>
          <table:table-cell table:style-name="ce28" office:value-type="float" office:value="4.47935735113713" calcext:value-type="float">
            <text:p>4.48</text:p>
          </table:table-cell>
          <table:table-cell table:style-name="ce13" office:value-type="float" office:value="24227" calcext:value-type="float">
            <text:p>24,227</text:p>
          </table:table-cell>
          <table:table-cell table:style-name="ce13" office:value-type="float" office:value="12471" calcext:value-type="float">
            <text:p>12,471</text:p>
          </table:table-cell>
          <table:table-cell table:style-name="ce13" office:value-type="float" office:value="11756" calcext:value-type="float">
            <text:p>11,756</text:p>
          </table:table-cell>
          <table:table-cell table:style-name="ce22" office:value-type="float" office:value="9.25871432010915" calcext:value-type="float">
            <text:p>9.26</text:p>
          </table:table-cell>
          <table:table-cell table:style-name="ce13" office:value-type="float" office:value="27228" calcext:value-type="float">
            <text:p>27,228</text:p>
          </table:table-cell>
          <table:table-cell table:style-name="ce13" office:value-type="float" office:value="13995" calcext:value-type="float">
            <text:p>13,995</text:p>
          </table:table-cell>
          <table:table-cell table:style-name="ce13" office:value-type="float" office:value="13233" calcext:value-type="float">
            <text:p>13,233</text:p>
          </table:table-cell>
          <table:table-cell table:style-name="ce22" office:value-type="float" office:value="10.4055918400104" calcext:value-type="float">
            <text:p>10.41</text:p>
          </table:table-cell>
          <table:table-cell table:style-name="ce13" office:value-type="float" office:value="15187" calcext:value-type="float">
            <text:p>15,187</text:p>
          </table:table-cell>
          <table:table-cell table:style-name="ce13" office:value-type="float" office:value="7966" calcext:value-type="float">
            <text:p>7,966</text:p>
          </table:table-cell>
          <table:table-cell table:style-name="ce13" office:value-type="float" office:value="7221" calcext:value-type="float">
            <text:p>7,221</text:p>
          </table:table-cell>
          <table:table-cell table:style-name="ce22" office:value-type="float" office:value="5.80394165102974" calcext:value-type="float">
            <text:p>5.80</text:p>
          </table:table-cell>
          <table:table-cell table:style-name="ce13" office:value-type="float" office:value="217243" calcext:value-type="float">
            <text:p>217,243</text:p>
          </table:table-cell>
          <table:table-cell table:style-name="ce13" office:value-type="float" office:value="102347" calcext:value-type="float">
            <text:p>102,347</text:p>
          </table:table-cell>
          <table:table-cell table:style-name="ce13" office:value-type="float" office:value="114896" calcext:value-type="float">
            <text:p>114,896</text:p>
          </table:table-cell>
          <table:table-cell table:style-name="ce22" office:value-type="float" office:value="83.0226967863735" calcext:value-type="float">
            <text:p>83.02</text:p>
          </table:table-cell>
          <table:table-cell table:style-name="ce13" office:value-type="float" office:value="50616" calcext:value-type="float">
            <text:p>50,616</text:p>
          </table:table-cell>
          <table:table-cell table:style-name="ce13" office:value-type="float" office:value="22054" calcext:value-type="float">
            <text:p>22,054</text:p>
          </table:table-cell>
          <table:table-cell table:style-name="ce13" office:value-type="float" office:value="28562" calcext:value-type="float">
            <text:p>28,562</text:p>
          </table:table-cell>
          <table:table-cell table:style-name="ce22" office:value-type="float" office:value="19.3436696258986" calcext:value-type="float">
            <text:p>19.34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5158" calcext:value-type="float">
            <text:p>155,158</text:p>
          </table:table-cell>
          <table:table-cell table:style-name="ce12" office:value-type="float" office:value="78210" calcext:value-type="float">
            <text:p>78,210</text:p>
          </table:table-cell>
          <table:table-cell table:style-name="ce12" office:value-type="float" office:value="76948" calcext:value-type="float">
            <text:p>76,948</text:p>
          </table:table-cell>
          <table:table-cell table:style-name="ce12" office:value-type="float" office:value="3743" calcext:value-type="float">
            <text:p>3,743</text:p>
          </table:table-cell>
          <table:table-cell table:style-name="ce12" office:value-type="float" office:value="1988" calcext:value-type="float">
            <text:p>1,988</text:p>
          </table:table-cell>
          <table:table-cell table:style-name="ce12" office:value-type="float" office:value="1755" calcext:value-type="float">
            <text:p>1,755</text:p>
          </table:table-cell>
          <table:table-cell table:style-name="ce21" office:value-type="float" office:value="2.41237963881978" calcext:value-type="float">
            <text:p>2.41</text:p>
          </table:table-cell>
          <table:table-cell table:style-name="ce12" office:value-type="float" office:value="5342" calcext:value-type="float">
            <text:p>5,342</text:p>
          </table:table-cell>
          <table:table-cell table:style-name="ce12" office:value-type="float" office:value="2804" calcext:value-type="float">
            <text:p>2,804</text:p>
          </table:table-cell>
          <table:table-cell table:style-name="ce12" office:value-type="float" office:value="2538" calcext:value-type="float">
            <text:p>2,538</text:p>
          </table:table-cell>
          <table:table-cell table:style-name="ce27" office:value-type="float" office:value="3.4429420332822" calcext:value-type="float">
            <text:p>3.44</text:p>
          </table:table-cell>
          <table:table-cell table:style-name="ce12" office:value-type="float" office:value="9661" calcext:value-type="float">
            <text:p>9,661</text:p>
          </table:table-cell>
          <table:table-cell table:style-name="ce12" office:value-type="float" office:value="5051" calcext:value-type="float">
            <text:p>5,051</text:p>
          </table:table-cell>
          <table:table-cell table:style-name="ce12" office:value-type="float" office:value="4610" calcext:value-type="float">
            <text:p>4,610</text:p>
          </table:table-cell>
          <table:table-cell table:style-name="ce21" office:value-type="float" office:value="6.22655615566068" calcext:value-type="float">
            <text:p>6.23</text:p>
          </table:table-cell>
          <table:table-cell table:style-name="ce12" office:value-type="float" office:value="10594" calcext:value-type="float">
            <text:p>10,594</text:p>
          </table:table-cell>
          <table:table-cell table:style-name="ce12" office:value-type="float" office:value="5543" calcext:value-type="float">
            <text:p>5,543</text:p>
          </table:table-cell>
          <table:table-cell table:style-name="ce12" office:value-type="float" office:value="5051" calcext:value-type="float">
            <text:p>5,051</text:p>
          </table:table-cell>
          <table:table-cell table:style-name="ce21" office:value-type="float" office:value="6.82787867850836" calcext:value-type="float">
            <text:p>6.83</text:p>
          </table:table-cell>
          <table:table-cell table:style-name="ce12" office:value-type="float" office:value="5687" calcext:value-type="float">
            <text:p>5,687</text:p>
          </table:table-cell>
          <table:table-cell table:style-name="ce12" office:value-type="float" office:value="2990" calcext:value-type="float">
            <text:p>2,990</text:p>
          </table:table-cell>
          <table:table-cell table:style-name="ce12" office:value-type="float" office:value="2697" calcext:value-type="float">
            <text:p>2,697</text:p>
          </table:table-cell>
          <table:table-cell table:style-name="ce21" office:value-type="float" office:value="3.66529602083038" calcext:value-type="float">
            <text:p>3.67</text:p>
          </table:table-cell>
          <table:table-cell table:style-name="ce12" office:value-type="float" office:value="136870" calcext:value-type="float">
            <text:p>136,870</text:p>
          </table:table-cell>
          <table:table-cell table:style-name="ce12" office:value-type="float" office:value="68621" calcext:value-type="float">
            <text:p>68,621</text:p>
          </table:table-cell>
          <table:table-cell table:style-name="ce12" office:value-type="float" office:value="68249" calcext:value-type="float">
            <text:p>68,249</text:p>
          </table:table-cell>
          <table:table-cell table:style-name="ce21" office:value-type="float" office:value="88.2133051470114" calcext:value-type="float">
            <text:p>88.21</text:p>
          </table:table-cell>
          <table:table-cell table:style-name="ce12" office:value-type="float" office:value="28780" calcext:value-type="float">
            <text:p>28,780</text:p>
          </table:table-cell>
          <table:table-cell table:style-name="ce12" office:value-type="float" office:value="14034" calcext:value-type="float">
            <text:p>14,034</text:p>
          </table:table-cell>
          <table:table-cell table:style-name="ce12" office:value-type="float" office:value="14746" calcext:value-type="float">
            <text:p>14,746</text:p>
          </table:table-cell>
          <table:table-cell table:style-name="ce21" office:value-type="float" office:value="18.5488340917001" calcext:value-type="float">
            <text:p>18.55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1411" calcext:value-type="float">
            <text:p>141,411</text:p>
          </table:table-cell>
          <table:table-cell table:style-name="ce13" office:value-type="float" office:value="70238" calcext:value-type="float">
            <text:p>70,238</text:p>
          </table:table-cell>
          <table:table-cell table:style-name="ce13" office:value-type="float" office:value="71173" calcext:value-type="float">
            <text:p>71,173</text:p>
          </table:table-cell>
          <table:table-cell table:style-name="ce13" office:value-type="float" office:value="3307" calcext:value-type="float">
            <text:p>3,307</text:p>
          </table:table-cell>
          <table:table-cell table:style-name="ce13" office:value-type="float" office:value="1738" calcext:value-type="float">
            <text:p>1,738</text:p>
          </table:table-cell>
          <table:table-cell table:style-name="ce13" office:value-type="float" office:value="1569" calcext:value-type="float">
            <text:p>1,569</text:p>
          </table:table-cell>
          <table:table-cell table:style-name="ce22" office:value-type="float" office:value="2.33857337830862" calcext:value-type="float">
            <text:p>2.34</text:p>
          </table:table-cell>
          <table:table-cell table:style-name="ce13" office:value-type="float" office:value="4730" calcext:value-type="float">
            <text:p>4,730</text:p>
          </table:table-cell>
          <table:table-cell table:style-name="ce13" office:value-type="float" office:value="2462" calcext:value-type="float">
            <text:p>2,462</text:p>
          </table:table-cell>
          <table:table-cell table:style-name="ce13" office:value-type="float" office:value="2268" calcext:value-type="float">
            <text:p>2,268</text:p>
          </table:table-cell>
          <table:table-cell table:style-name="ce28" office:value-type="float" office:value="3.34486001796183" calcext:value-type="float">
            <text:p>3.34</text:p>
          </table:table-cell>
          <table:table-cell table:style-name="ce13" office:value-type="float" office:value="8601" calcext:value-type="float">
            <text:p>8,601</text:p>
          </table:table-cell>
          <table:table-cell table:style-name="ce13" office:value-type="float" office:value="4474" calcext:value-type="float">
            <text:p>4,474</text:p>
          </table:table-cell>
          <table:table-cell table:style-name="ce13" office:value-type="float" office:value="4127" calcext:value-type="float">
            <text:p>4,127</text:p>
          </table:table-cell>
          <table:table-cell table:style-name="ce22" office:value-type="float" office:value="6.08227082758767" calcext:value-type="float">
            <text:p>6.08</text:p>
          </table:table-cell>
          <table:table-cell table:style-name="ce13" office:value-type="float" office:value="9439" calcext:value-type="float">
            <text:p>9,439</text:p>
          </table:table-cell>
          <table:table-cell table:style-name="ce13" office:value-type="float" office:value="4914" calcext:value-type="float">
            <text:p>4,914</text:p>
          </table:table-cell>
          <table:table-cell table:style-name="ce13" office:value-type="float" office:value="4525" calcext:value-type="float">
            <text:p>4,525</text:p>
          </table:table-cell>
          <table:table-cell table:style-name="ce22" office:value-type="float" office:value="6.67486970603418" calcext:value-type="float">
            <text:p>6.67</text:p>
          </table:table-cell>
          <table:table-cell table:style-name="ce13" office:value-type="float" office:value="5084" calcext:value-type="float">
            <text:p>5,084</text:p>
          </table:table-cell>
          <table:table-cell table:style-name="ce13" office:value-type="float" office:value="2662" calcext:value-type="float">
            <text:p>2,662</text:p>
          </table:table-cell>
          <table:table-cell table:style-name="ce13" office:value-type="float" office:value="2422" calcext:value-type="float">
            <text:p>2,422</text:p>
          </table:table-cell>
          <table:table-cell table:style-name="ce22" office:value-type="float" office:value="3.59519415038434" calcext:value-type="float">
            <text:p>3.60</text:p>
          </table:table-cell>
          <table:table-cell table:style-name="ce13" office:value-type="float" office:value="125018" calcext:value-type="float">
            <text:p>125,018</text:p>
          </table:table-cell>
          <table:table-cell table:style-name="ce13" office:value-type="float" office:value="61689" calcext:value-type="float">
            <text:p>61,689</text:p>
          </table:table-cell>
          <table:table-cell table:style-name="ce13" office:value-type="float" office:value="63329" calcext:value-type="float">
            <text:p>63,329</text:p>
          </table:table-cell>
          <table:table-cell table:style-name="ce22" office:value-type="float" office:value="88.4075496248524" calcext:value-type="float">
            <text:p>88.41</text:p>
          </table:table-cell>
          <table:table-cell table:style-name="ce13" office:value-type="float" office:value="26512" calcext:value-type="float">
            <text:p>26,512</text:p>
          </table:table-cell>
          <table:table-cell table:style-name="ce13" office:value-type="float" office:value="12786" calcext:value-type="float">
            <text:p>12,786</text:p>
          </table:table-cell>
          <table:table-cell table:style-name="ce13" office:value-type="float" office:value="13726" calcext:value-type="float">
            <text:p>13,726</text:p>
          </table:table-cell>
          <table:table-cell table:style-name="ce22" office:value-type="float" office:value="18.7481879061742" calcext:value-type="float">
            <text:p>18.7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747" calcext:value-type="float">
            <text:p>13,747</text:p>
          </table:table-cell>
          <table:table-cell table:style-name="ce13" office:value-type="float" office:value="7972" calcext:value-type="float">
            <text:p>7,972</text:p>
          </table:table-cell>
          <table:table-cell table:style-name="ce13" office:value-type="float" office:value="5775" calcext:value-type="float">
            <text:p>5,775</text:p>
          </table:table-cell>
          <table:table-cell table:style-name="ce13" office:value-type="float" office:value="436" calcext:value-type="float">
            <text:p>436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86" calcext:value-type="float">
            <text:p>186</text:p>
          </table:table-cell>
          <table:table-cell table:style-name="ce22" office:value-type="float" office:value="3.17160107659853" calcext:value-type="float">
            <text:p>3.17</text:p>
          </table:table-cell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float" office:value="270" calcext:value-type="float">
            <text:p>270</text:p>
          </table:table-cell>
          <table:table-cell table:style-name="ce28" office:value-type="float" office:value="4.45188041027133" calcext:value-type="float">
            <text:p>4.45</text:p>
          </table:table-cell>
          <table:table-cell table:style-name="ce13" office:value-type="float" office:value="1060" calcext:value-type="float">
            <text:p>1,060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483" calcext:value-type="float">
            <text:p>483</text:p>
          </table:table-cell>
          <table:table-cell table:style-name="ce22" office:value-type="float" office:value="7.71077325962028" calcext:value-type="float">
            <text:p>7.71</text:p>
          </table:table-cell>
          <table:table-cell table:style-name="ce13" office:value-type="float" office:value="1155" calcext:value-type="float">
            <text:p>1,155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526" calcext:value-type="float">
            <text:p>526</text:p>
          </table:table-cell>
          <table:table-cell table:style-name="ce22" office:value-type="float" office:value="8.40183312722776" calcext:value-type="float">
            <text:p>8.40</text:p>
          </table:table-cell>
          <table:table-cell table:style-name="ce13" office:value-type="float" office:value="603" calcext:value-type="float">
            <text:p>603</text:p>
          </table:table-cell>
          <table:table-cell table:style-name="ce13" office:value-type="float" office:value="328" calcext:value-type="float">
            <text:p>328</text:p>
          </table:table-cell>
          <table:table-cell table:style-name="ce13" office:value-type="float" office:value="275" calcext:value-type="float">
            <text:p>275</text:p>
          </table:table-cell>
          <table:table-cell table:style-name="ce22" office:value-type="float" office:value="4.38641158070852" calcext:value-type="float">
            <text:p>4.39</text:p>
          </table:table-cell>
          <table:table-cell table:style-name="ce13" office:value-type="float" office:value="11852" calcext:value-type="float">
            <text:p>11,852</text:p>
          </table:table-cell>
          <table:table-cell table:style-name="ce13" office:value-type="float" office:value="6932" calcext:value-type="float">
            <text:p>6,932</text:p>
          </table:table-cell>
          <table:table-cell table:style-name="ce13" office:value-type="float" office:value="4920" calcext:value-type="float">
            <text:p>4,920</text:p>
          </table:table-cell>
          <table:table-cell table:style-name="ce22" office:value-type="float" office:value="86.2151742198298" calcext:value-type="float">
            <text:p>86.22</text:p>
          </table:table-cell>
          <table:table-cell table:style-name="ce13" office:value-type="float" office:value="2268" calcext:value-type="float">
            <text:p>2,268</text:p>
          </table:table-cell>
          <table:table-cell table:style-name="ce13" office:value-type="float" office:value="1248" calcext:value-type="float">
            <text:p>1,248</text:p>
          </table:table-cell>
          <table:table-cell table:style-name="ce13" office:value-type="float" office:value="1020" calcext:value-type="float">
            <text:p>1,020</text:p>
          </table:table-cell>
          <table:table-cell table:style-name="ce22" office:value-type="float" office:value="16.4981450498291" calcext:value-type="float">
            <text:p>16.50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